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Sample 20</text:p>
          </table:table-cell>
          <table:table-cell office:value-type="string" calcext:value-type="string">
            <text:p>Sample 21</text:p>
          </table:table-cell>
          <table:table-cell office:value-type="string" calcext:value-type="string">
            <text:p>Sample 22</text:p>
          </table:table-cell>
          <table:table-cell office:value-type="string" calcext:value-type="string">
            <text:p>Sample 23</text:p>
          </table:table-cell>
          <table:table-cell office:value-type="string" calcext:value-type="string">
            <text:p>Sample 24</text:p>
          </table:table-cell>
          <table:table-cell office:value-type="string" calcext:value-type="string">
            <text:p>Sample 25</text:p>
          </table:table-cell>
          <table:table-cell office:value-type="string" calcext:value-type="string">
            <text:p>Sample 26</text:p>
          </table:table-cell>
          <table:table-cell office:value-type="string" calcext:value-type="string">
            <text:p>Sample 27</text:p>
          </table:table-cell>
          <table:table-cell office:value-type="string" calcext:value-type="string">
            <text:p>Sample 28</text:p>
          </table:table-cell>
          <table:table-cell office:value-type="string" calcext:value-type="string">
            <text:p>Sample 29</text:p>
          </table:table-cell>
          <table:table-cell office:value-type="string" calcext:value-type="string">
            <text:p>Sample 3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.75" calcext:value-type="float">
            <text:p>-26.75</text:p>
          </table:table-cell>
          <table:table-cell office:value-type="float" office:value="-26.86" calcext:value-type="float">
            <text:p>-26.86</text:p>
          </table:table-cell>
          <table:table-cell office:value-type="float" office:value="-31.09" calcext:value-type="float">
            <text:p>-31.09</text:p>
          </table:table-cell>
          <table:table-cell office:value-type="float" office:value="-28.54" calcext:value-type="float">
            <text:p>-28.54</text:p>
          </table:table-cell>
          <table:table-cell office:value-type="float" office:value="-26.91" calcext:value-type="float">
            <text:p>-26.91</text:p>
          </table:table-cell>
          <table:table-cell office:value-type="float" office:value="-26.59" calcext:value-type="float">
            <text:p>-26.59</text:p>
          </table:table-cell>
          <table:table-cell office:value-type="float" office:value="-26.8" calcext:value-type="float">
            <text:p>-26.8</text:p>
          </table:table-cell>
          <table:table-cell office:value-type="float" office:value="-26.86" calcext:value-type="float">
            <text:p>-26.86</text:p>
          </table:table-cell>
          <table:table-cell office:value-type="float" office:value="-26.91" calcext:value-type="float">
            <text:p>-26.91</text:p>
          </table:table-cell>
          <table:table-cell office:value-type="float" office:value="-27.39" calcext:value-type="float">
            <text:p>-27.39</text:p>
          </table:table-cell>
          <table:table-cell office:value-type="float" office:value="-26.51" calcext:value-type="float">
            <text:p>-26.51</text:p>
          </table:table-cell>
          <table:table-cell office:value-type="float" office:value="-29.43" calcext:value-type="float">
            <text:p>-29.43</text:p>
          </table:table-cell>
          <table:table-cell office:value-type="float" office:value="-30.07" calcext:value-type="float">
            <text:p>-30.07</text:p>
          </table:table-cell>
          <table:table-cell office:value-type="float" office:value="-26.85" calcext:value-type="float">
            <text:p>-26.85</text:p>
          </table:table-cell>
          <table:table-cell office:value-type="float" office:value="-26.99" calcext:value-type="float">
            <text:p>-26.99</text:p>
          </table:table-cell>
          <table:table-cell office:value-type="float" office:value="-26.88" calcext:value-type="float">
            <text:p>-26.88</text:p>
          </table:table-cell>
          <table:table-cell office:value-type="float" office:value="-26.79" calcext:value-type="float">
            <text:p>-26.79</text:p>
          </table:table-cell>
          <table:table-cell office:value-type="float" office:value="-28.92" calcext:value-type="float">
            <text:p>-28.92</text:p>
          </table:table-cell>
          <table:table-cell office:value-type="float" office:value="-26.68" calcext:value-type="float">
            <text:p>-26.68</text:p>
          </table:table-cell>
          <table:table-cell office:value-type="float" office:value="-27.25" calcext:value-type="float">
            <text:p>-27.25</text:p>
          </table:table-cell>
          <table:table-cell office:value-type="float" office:value="-26.61" calcext:value-type="float">
            <text:p>-26.61</text:p>
          </table:table-cell>
          <table:table-cell office:value-type="float" office:value="-27.33" calcext:value-type="float">
            <text:p>-27.33</text:p>
          </table:table-cell>
          <table:table-cell office:value-type="float" office:value="-27.1" calcext:value-type="float">
            <text:p>-27.1</text:p>
          </table:table-cell>
          <table:table-cell office:value-type="float" office:value="-31.32" calcext:value-type="float">
            <text:p>-31.32</text:p>
          </table:table-cell>
          <table:table-cell office:value-type="float" office:value="-26.17" calcext:value-type="float">
            <text:p>-26.17</text:p>
          </table:table-cell>
          <table:table-cell office:value-type="float" office:value="-26.94" calcext:value-type="float">
            <text:p>-26.94</text:p>
          </table:table-cell>
          <table:table-cell office:value-type="float" office:value="-26.96" calcext:value-type="float">
            <text:p>-26.96</text:p>
          </table:table-cell>
          <table:table-cell office:value-type="float" office:value="-26.95" calcext:value-type="float">
            <text:p>-26.95</text:p>
          </table:table-cell>
          <table:table-cell office:value-type="float" office:value="-26.78" calcext:value-type="float">
            <text:p>-26.78</text:p>
          </table:table-cell>
          <table:table-cell office:value-type="float" office:value="-25.86" calcext:value-type="float">
            <text:p>-25.86</text:p>
          </table:table-cell>
          <table:table-cell office:value-type="float" office:value="-27.4363" calcext:value-type="float">
            <text:p>-27.4363</text:p>
          </table:table-cell>
          <table:table-cell office:value-type="float" office:value="1.3459" calcext:value-type="float">
            <text:p>1.3459</text:p>
          </table:table-cell>
          <table:table-cell office:value-type="float" office:value="1.8115" calcext:value-type="float">
            <text:p>1.8115</text:p>
          </table:table-cell>
          <table:table-cell office:value-type="string" calcext:value-type="string">
            <text:p><text:s/>A</text:p>
          </table:table-cell>
          <table:table-cell office:value-type="float" office:value="0" calcext:value-type="float">
            <text:p>0</text:p>
          </table:table-cell>
          <table:table-cell office:value-type="float" office:value="-27.4363" calcext:value-type="float">
            <text:p>-27.4363</text:p>
          </table:table-cell>
          <table:table-cell office:value-type="float" office:value="1.3459" calcext:value-type="float">
            <text:p>1.3459</text:p>
          </table:table-cell>
          <table:table-cell office:value-type="float" office:value="1.8115" calcext:value-type="float">
            <text:p>1.811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7.58" calcext:value-type="float">
            <text:p>-27.58</text:p>
          </table:table-cell>
          <table:table-cell office:value-type="float" office:value="-27.38" calcext:value-type="float">
            <text:p>-27.38</text:p>
          </table:table-cell>
          <table:table-cell office:value-type="float" office:value="-27.35" calcext:value-type="float">
            <text:p>-27.35</text:p>
          </table:table-cell>
          <table:table-cell office:value-type="float" office:value="-27.22" calcext:value-type="float">
            <text:p>-27.22</text:p>
          </table:table-cell>
          <table:table-cell office:value-type="float" office:value="-27.31" calcext:value-type="float">
            <text:p>-27.31</text:p>
          </table:table-cell>
          <table:table-cell office:value-type="float" office:value="-27.83" calcext:value-type="float">
            <text:p>-27.83</text:p>
          </table:table-cell>
          <table:table-cell office:value-type="float" office:value="-27.73" calcext:value-type="float">
            <text:p>-27.73</text:p>
          </table:table-cell>
          <table:table-cell office:value-type="float" office:value="-31.52" calcext:value-type="float">
            <text:p>-31.52</text:p>
          </table:table-cell>
          <table:table-cell office:value-type="float" office:value="-26.85" calcext:value-type="float">
            <text:p>-26.85</text:p>
          </table:table-cell>
          <table:table-cell office:value-type="float" office:value="-27.48" calcext:value-type="float">
            <text:p>-27.48</text:p>
          </table:table-cell>
          <table:table-cell office:value-type="float" office:value="-27.47" calcext:value-type="float">
            <text:p>-27.47</text:p>
          </table:table-cell>
          <table:table-cell office:value-type="float" office:value="-27.13" calcext:value-type="float">
            <text:p>-27.13</text:p>
          </table:table-cell>
          <table:table-cell office:value-type="float" office:value="-27.4" calcext:value-type="float">
            <text:p>-27.4</text:p>
          </table:table-cell>
          <table:table-cell office:value-type="float" office:value="-27.6" calcext:value-type="float">
            <text:p>-27.6</text:p>
          </table:table-cell>
          <table:table-cell office:value-type="float" office:value="-27.18" calcext:value-type="float">
            <text:p>-27.18</text:p>
          </table:table-cell>
          <table:table-cell office:value-type="float" office:value="-27.4" calcext:value-type="float">
            <text:p>-27.4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9" calcext:value-type="float">
            <text:p>-29</text:p>
          </table:table-cell>
          <table:table-cell office:value-type="float" office:value="-27.57" calcext:value-type="float">
            <text:p>-27.57</text:p>
          </table:table-cell>
          <table:table-cell office:value-type="float" office:value="-27.28" calcext:value-type="float">
            <text:p>-27.28</text:p>
          </table:table-cell>
          <table:table-cell office:value-type="float" office:value="-27.04" calcext:value-type="float">
            <text:p>-27.04</text:p>
          </table:table-cell>
          <table:table-cell office:value-type="float" office:value="-27.7" calcext:value-type="float">
            <text:p>-27.7</text:p>
          </table:table-cell>
          <table:table-cell office:value-type="float" office:value="-27.09" calcext:value-type="float">
            <text:p>-27.09</text:p>
          </table:table-cell>
          <table:table-cell office:value-type="float" office:value="-27.63" calcext:value-type="float">
            <text:p>-27.63</text:p>
          </table:table-cell>
          <table:table-cell office:value-type="float" office:value="-27.35" calcext:value-type="float">
            <text:p>-27.35</text:p>
          </table:table-cell>
          <table:table-cell office:value-type="float" office:value="-27.28" calcext:value-type="float">
            <text:p>-27.28</text:p>
          </table:table-cell>
          <table:table-cell office:value-type="float" office:value="-27.79" calcext:value-type="float">
            <text:p>-27.79</text:p>
          </table:table-cell>
          <table:table-cell office:value-type="float" office:value="-30.62" calcext:value-type="float">
            <text:p>-30.62</text:p>
          </table:table-cell>
          <table:table-cell office:value-type="float" office:value="-27.53" calcext:value-type="float">
            <text:p>-27.53</text:p>
          </table:table-cell>
          <table:table-cell office:value-type="float" office:value="-27.91" calcext:value-type="float">
            <text:p>-27.91</text:p>
          </table:table-cell>
          <table:table-cell office:value-type="float" office:value="-27.778" calcext:value-type="float">
            <text:p>-27.778</text:p>
          </table:table-cell>
          <table:table-cell office:value-type="float" office:value="1.0046" calcext:value-type="float">
            <text:p>1.0046</text:p>
          </table:table-cell>
          <table:table-cell office:value-type="float" office:value="1.0092" calcext:value-type="float">
            <text:p>1.0092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-27.778" calcext:value-type="float">
            <text:p>-27.778</text:p>
          </table:table-cell>
          <table:table-cell office:value-type="float" office:value="1.0046" calcext:value-type="float">
            <text:p>1.0046</text:p>
          </table:table-cell>
          <table:table-cell office:value-type="float" office:value="1.0092" calcext:value-type="float">
            <text:p>1.009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7.75" calcext:value-type="float">
            <text:p>-27.75</text:p>
          </table:table-cell>
          <table:table-cell office:value-type="float" office:value="-29.84" calcext:value-type="float">
            <text:p>-29.84</text:p>
          </table:table-cell>
          <table:table-cell office:value-type="float" office:value="-27.66" calcext:value-type="float">
            <text:p>-27.66</text:p>
          </table:table-cell>
          <table:table-cell office:value-type="float" office:value="-28.11" calcext:value-type="float">
            <text:p>-28.11</text:p>
          </table:table-cell>
          <table:table-cell office:value-type="float" office:value="-28.31" calcext:value-type="float">
            <text:p>-28.31</text:p>
          </table:table-cell>
          <table:table-cell office:value-type="float" office:value="-29.53" calcext:value-type="float">
            <text:p>-29.53</text:p>
          </table:table-cell>
          <table:table-cell office:value-type="float" office:value="-29.52" calcext:value-type="float">
            <text:p>-29.52</text:p>
          </table:table-cell>
          <table:table-cell office:value-type="float" office:value="-27.97" calcext:value-type="float">
            <text:p>-27.97</text:p>
          </table:table-cell>
          <table:table-cell office:value-type="float" office:value="-27.68" calcext:value-type="float">
            <text:p>-27.68</text:p>
          </table:table-cell>
          <table:table-cell office:value-type="float" office:value="-27.8" calcext:value-type="float">
            <text:p>-27.8</text:p>
          </table:table-cell>
          <table:table-cell office:value-type="float" office:value="-27.68" calcext:value-type="float">
            <text:p>-27.68</text:p>
          </table:table-cell>
          <table:table-cell office:value-type="float" office:value="-27.93" calcext:value-type="float">
            <text:p>-27.93</text:p>
          </table:table-cell>
          <table:table-cell office:value-type="float" office:value="-27.61" calcext:value-type="float">
            <text:p>-27.61</text:p>
          </table:table-cell>
          <table:table-cell office:value-type="float" office:value="-27.99" calcext:value-type="float">
            <text:p>-27.99</text:p>
          </table:table-cell>
          <table:table-cell office:value-type="float" office:value="-29.82" calcext:value-type="float">
            <text:p>-29.82</text:p>
          </table:table-cell>
          <table:table-cell office:value-type="float" office:value="-32.83" calcext:value-type="float">
            <text:p>-32.83</text:p>
          </table:table-cell>
          <table:table-cell office:value-type="float" office:value="-28.25" calcext:value-type="float">
            <text:p>-28.25</text:p>
          </table:table-cell>
          <table:table-cell office:value-type="float" office:value="-27.7" calcext:value-type="float">
            <text:p>-27.7</text:p>
          </table:table-cell>
          <table:table-cell office:value-type="float" office:value="-30.98" calcext:value-type="float">
            <text:p>-30.98</text:p>
          </table:table-cell>
          <table:table-cell office:value-type="float" office:value="-27.65" calcext:value-type="float">
            <text:p>-27.65</text:p>
          </table:table-cell>
          <table:table-cell office:value-type="float" office:value="-27.2" calcext:value-type="float">
            <text:p>-27.2</text:p>
          </table:table-cell>
          <table:table-cell office:value-type="float" office:value="-27.73" calcext:value-type="float">
            <text:p>-27.73</text:p>
          </table:table-cell>
          <table:table-cell office:value-type="float" office:value="-27.85" calcext:value-type="float">
            <text:p>-27.85</text:p>
          </table:table-cell>
          <table:table-cell office:value-type="float" office:value="-27.84" calcext:value-type="float">
            <text:p>-27.84</text:p>
          </table:table-cell>
          <table:table-cell office:value-type="float" office:value="-27.78" calcext:value-type="float">
            <text:p>-27.78</text:p>
          </table:table-cell>
          <table:table-cell office:value-type="float" office:value="-32.26" calcext:value-type="float">
            <text:p>-32.26</text:p>
          </table:table-cell>
          <table:table-cell office:value-type="float" office:value="-27.75" calcext:value-type="float">
            <text:p>-27.75</text:p>
          </table:table-cell>
          <table:table-cell office:value-type="float" office:value="-27.76" calcext:value-type="float">
            <text:p>-27.76</text:p>
          </table:table-cell>
          <table:table-cell office:value-type="float" office:value="-27.73" calcext:value-type="float">
            <text:p>-27.73</text:p>
          </table:table-cell>
          <table:table-cell office:value-type="float" office:value="-27.93" calcext:value-type="float">
            <text:p>-27.93</text:p>
          </table:table-cell>
          <table:table-cell office:value-type="float" office:value="-28.4813" calcext:value-type="float">
            <text:p>-28.4813</text:p>
          </table:table-cell>
          <table:table-cell office:value-type="float" office:value="1.3751" calcext:value-type="float">
            <text:p>1.3751</text:p>
          </table:table-cell>
          <table:table-cell office:value-type="float" office:value="1.8909" calcext:value-type="float">
            <text:p>1.8909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-28.4813" calcext:value-type="float">
            <text:p>-28.4813</text:p>
          </table:table-cell>
          <table:table-cell office:value-type="float" office:value="1.3751" calcext:value-type="float">
            <text:p>1.3751</text:p>
          </table:table-cell>
          <table:table-cell office:value-type="float" office:value="1.8909" calcext:value-type="float">
            <text:p>1.8909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8.41" calcext:value-type="float">
            <text:p>-28.41</text:p>
          </table:table-cell>
          <table:table-cell office:value-type="float" office:value="-28.19" calcext:value-type="float">
            <text:p>-28.19</text:p>
          </table:table-cell>
          <table:table-cell office:value-type="float" office:value="-28.56" calcext:value-type="float">
            <text:p>-28.56</text:p>
          </table:table-cell>
          <table:table-cell office:value-type="float" office:value="-28.24" calcext:value-type="float">
            <text:p>-28.24</text:p>
          </table:table-cell>
          <table:table-cell office:value-type="float" office:value="-28.16" calcext:value-type="float">
            <text:p>-28.16</text:p>
          </table:table-cell>
          <table:table-cell office:value-type="float" office:value="-28.9" calcext:value-type="float">
            <text:p>-28.9</text:p>
          </table:table-cell>
          <table:table-cell office:value-type="float" office:value="-28.16" calcext:value-type="float">
            <text:p>-28.16</text:p>
          </table:table-cell>
          <table:table-cell office:value-type="float" office:value="-28.58" calcext:value-type="float">
            <text:p>-28.58</text:p>
          </table:table-cell>
          <table:table-cell office:value-type="float" office:value="-28.02" calcext:value-type="float">
            <text:p>-28.02</text:p>
          </table:table-cell>
          <table:table-cell office:value-type="float" office:value="-29.97" calcext:value-type="float">
            <text:p>-29.97</text:p>
          </table:table-cell>
          <table:table-cell office:value-type="float" office:value="-29.9" calcext:value-type="float">
            <text:p>-29.9</text:p>
          </table:table-cell>
          <table:table-cell office:value-type="float" office:value="-28.41" calcext:value-type="float">
            <text:p>-28.41</text:p>
          </table:table-cell>
          <table:table-cell office:value-type="float" office:value="-28.18" calcext:value-type="float">
            <text:p>-28.18</text:p>
          </table:table-cell>
          <table:table-cell office:value-type="float" office:value="-28.34" calcext:value-type="float">
            <text:p>-28.34</text:p>
          </table:table-cell>
          <table:table-cell office:value-type="float" office:value="-28.32" calcext:value-type="float">
            <text:p>-28.32</text:p>
          </table:table-cell>
          <table:table-cell office:value-type="float" office:value="-28.21" calcext:value-type="float">
            <text:p>-28.21</text:p>
          </table:table-cell>
          <table:table-cell table:number-columns-repeated="2" office:value-type="float" office:value="-28.25" calcext:value-type="float">
            <text:p>-28.25</text:p>
          </table:table-cell>
          <table:table-cell table:number-columns-repeated="2" office:value-type="float" office:value="-28.37" calcext:value-type="float">
            <text:p>-28.37</text:p>
          </table:table-cell>
          <table:table-cell office:value-type="float" office:value="-32.26" calcext:value-type="float">
            <text:p>-32.26</text:p>
          </table:table-cell>
          <table:table-cell office:value-type="float" office:value="-28.51" calcext:value-type="float">
            <text:p>-28.51</text:p>
          </table:table-cell>
          <table:table-cell office:value-type="float" office:value="-27.62" calcext:value-type="float">
            <text:p>-27.62</text:p>
          </table:table-cell>
          <table:table-cell office:value-type="float" office:value="-28.19" calcext:value-type="float">
            <text:p>-28.19</text:p>
          </table:table-cell>
          <table:table-cell office:value-type="float" office:value="-28.55" calcext:value-type="float">
            <text:p>-28.55</text:p>
          </table:table-cell>
          <table:table-cell office:value-type="float" office:value="-28.2" calcext:value-type="float">
            <text:p>-28.2</text:p>
          </table:table-cell>
          <table:table-cell office:value-type="float" office:value="-28.36" calcext:value-type="float">
            <text:p>-28.36</text:p>
          </table:table-cell>
          <table:table-cell office:value-type="float" office:value="-26.08" calcext:value-type="float">
            <text:p>-26.08</text:p>
          </table:table-cell>
          <table:table-cell office:value-type="float" office:value="-28.46" calcext:value-type="float">
            <text:p>-28.46</text:p>
          </table:table-cell>
          <table:table-cell office:value-type="float" office:value="-28.71" calcext:value-type="float">
            <text:p>-28.71</text:p>
          </table:table-cell>
          <table:table-cell office:value-type="float" office:value="-28.491" calcext:value-type="float">
            <text:p>-28.491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8785" calcext:value-type="float">
            <text:p>0.8785</text:p>
          </table:table-cell>
          <table:table-cell office:value-type="string" calcext:value-type="string">
            <text:p><text:s/>A</text:p>
          </table:table-cell>
          <table:table-cell office:value-type="float" office:value="15" calcext:value-type="float">
            <text:p>15</text:p>
          </table:table-cell>
          <table:table-cell office:value-type="float" office:value="-28.491" calcext:value-type="float">
            <text:p>-28.491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8785" calcext:value-type="float">
            <text:p>0.878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8.59" calcext:value-type="float">
            <text:p>-28.59</text:p>
          </table:table-cell>
          <table:table-cell office:value-type="float" office:value="-29.13" calcext:value-type="float">
            <text:p>-29.13</text:p>
          </table:table-cell>
          <table:table-cell office:value-type="float" office:value="-29.23" calcext:value-type="float">
            <text:p>-29.23</text:p>
          </table:table-cell>
          <table:table-cell office:value-type="float" office:value="-29.29" calcext:value-type="float">
            <text:p>-29.29</text:p>
          </table:table-cell>
          <table:table-cell office:value-type="float" office:value="-31" calcext:value-type="float">
            <text:p>-31</text:p>
          </table:table-cell>
          <table:table-cell office:value-type="float" office:value="-29.82" calcext:value-type="float">
            <text:p>-29.82</text:p>
          </table:table-cell>
          <table:table-cell office:value-type="float" office:value="-29.14" calcext:value-type="float">
            <text:p>-29.14</text:p>
          </table:table-cell>
          <table:table-cell office:value-type="float" office:value="-28.88" calcext:value-type="float">
            <text:p>-28.88</text:p>
          </table:table-cell>
          <table:table-cell office:value-type="float" office:value="-29.14" calcext:value-type="float">
            <text:p>-29.14</text:p>
          </table:table-cell>
          <table:table-cell office:value-type="float" office:value="-29.19" calcext:value-type="float">
            <text:p>-29.19</text:p>
          </table:table-cell>
          <table:table-cell office:value-type="float" office:value="-30.85" calcext:value-type="float">
            <text:p>-30.85</text:p>
          </table:table-cell>
          <table:table-cell office:value-type="float" office:value="-29.11" calcext:value-type="float">
            <text:p>-29.11</text:p>
          </table:table-cell>
          <table:table-cell office:value-type="float" office:value="-29.26" calcext:value-type="float">
            <text:p>-29.26</text:p>
          </table:table-cell>
          <table:table-cell office:value-type="float" office:value="-29.11" calcext:value-type="float">
            <text:p>-29.11</text:p>
          </table:table-cell>
          <table:table-cell office:value-type="float" office:value="-29.62" calcext:value-type="float">
            <text:p>-29.62</text:p>
          </table:table-cell>
          <table:table-cell office:value-type="float" office:value="-30.53" calcext:value-type="float">
            <text:p>-30.53</text:p>
          </table:table-cell>
          <table:table-cell office:value-type="float" office:value="-29.23" calcext:value-type="float">
            <text:p>-29.23</text:p>
          </table:table-cell>
          <table:table-cell office:value-type="float" office:value="-29.32" calcext:value-type="float">
            <text:p>-29.32</text:p>
          </table:table-cell>
          <table:table-cell office:value-type="float" office:value="-29.17" calcext:value-type="float">
            <text:p>-29.17</text:p>
          </table:table-cell>
          <table:table-cell office:value-type="float" office:value="-29.31" calcext:value-type="float">
            <text:p>-29.31</text:p>
          </table:table-cell>
          <table:table-cell office:value-type="float" office:value="-28.87" calcext:value-type="float">
            <text:p>-28.87</text:p>
          </table:table-cell>
          <table:table-cell office:value-type="float" office:value="-29.2" calcext:value-type="float">
            <text:p>-29.2</text:p>
          </table:table-cell>
          <table:table-cell office:value-type="float" office:value="-29.18" calcext:value-type="float">
            <text:p>-29.18</text:p>
          </table:table-cell>
          <table:table-cell office:value-type="float" office:value="-29.24" calcext:value-type="float">
            <text:p>-29.24</text:p>
          </table:table-cell>
          <table:table-cell office:value-type="float" office:value="-33.85" calcext:value-type="float">
            <text:p>-33.85</text:p>
          </table:table-cell>
          <table:table-cell office:value-type="float" office:value="-29.23" calcext:value-type="float">
            <text:p>-29.23</text:p>
          </table:table-cell>
          <table:table-cell office:value-type="float" office:value="-28.95" calcext:value-type="float">
            <text:p>-28.95</text:p>
          </table:table-cell>
          <table:table-cell office:value-type="float" office:value="-29.18" calcext:value-type="float">
            <text:p>-29.18</text:p>
          </table:table-cell>
          <table:table-cell office:value-type="float" office:value="-29.02" calcext:value-type="float">
            <text:p>-29.02</text:p>
          </table:table-cell>
          <table:table-cell office:value-type="float" office:value="-29.492" calcext:value-type="float">
            <text:p>-29.492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371" calcext:value-type="float">
            <text:p>0.9371</text:p>
          </table:table-cell>
          <table:table-cell office:value-type="string" calcext:value-type="string">
            <text:p><text:s/>A</text:p>
          </table:table-cell>
          <table:table-cell office:value-type="float" office:value="20" calcext:value-type="float">
            <text:p>20</text:p>
          </table:table-cell>
          <table:table-cell office:value-type="float" office:value="-29.492" calcext:value-type="float">
            <text:p>-29.492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371" calcext:value-type="float">
            <text:p>0.937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9.74" calcext:value-type="float">
            <text:p>-29.74</text:p>
          </table:table-cell>
          <table:table-cell office:value-type="float" office:value="-30.32" calcext:value-type="float">
            <text:p>-30.32</text:p>
          </table:table-cell>
          <table:table-cell office:value-type="float" office:value="-30.08" calcext:value-type="float">
            <text:p>-30.08</text:p>
          </table:table-cell>
          <table:table-cell office:value-type="float" office:value="-29.88" calcext:value-type="float">
            <text:p>-29.88</text:p>
          </table:table-cell>
          <table:table-cell office:value-type="float" office:value="-30.22" calcext:value-type="float">
            <text:p>-30.22</text:p>
          </table:table-cell>
          <table:table-cell office:value-type="float" office:value="-29.98" calcext:value-type="float">
            <text:p>-29.98</text:p>
          </table:table-cell>
          <table:table-cell office:value-type="float" office:value="-30.25" calcext:value-type="float">
            <text:p>-30.25</text:p>
          </table:table-cell>
          <table:table-cell office:value-type="float" office:value="-31.58" calcext:value-type="float">
            <text:p>-31.58</text:p>
          </table:table-cell>
          <table:table-cell office:value-type="float" office:value="-30.23" calcext:value-type="float">
            <text:p>-30.23</text:p>
          </table:table-cell>
          <table:table-cell office:value-type="float" office:value="-30.06" calcext:value-type="float">
            <text:p>-30.06</text:p>
          </table:table-cell>
          <table:table-cell office:value-type="float" office:value="-30.09" calcext:value-type="float">
            <text:p>-30.09</text:p>
          </table:table-cell>
          <table:table-cell office:value-type="float" office:value="-30.11" calcext:value-type="float">
            <text:p>-30.11</text:p>
          </table:table-cell>
          <table:table-cell office:value-type="float" office:value="-32.47" calcext:value-type="float">
            <text:p>-32.47</text:p>
          </table:table-cell>
          <table:table-cell office:value-type="float" office:value="-31.64" calcext:value-type="float">
            <text:p>-31.64</text:p>
          </table:table-cell>
          <table:table-cell office:value-type="float" office:value="-30.29" calcext:value-type="float">
            <text:p>-30.29</text:p>
          </table:table-cell>
          <table:table-cell office:value-type="float" office:value="-29.98" calcext:value-type="float">
            <text:p>-29.98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0.79" calcext:value-type="float">
            <text:p>-30.79</text:p>
          </table:table-cell>
          <table:table-cell office:value-type="float" office:value="-29.87" calcext:value-type="float">
            <text:p>-29.87</text:p>
          </table:table-cell>
          <table:table-cell office:value-type="float" office:value="-30.48" calcext:value-type="float">
            <text:p>-30.48</text:p>
          </table:table-cell>
          <table:table-cell office:value-type="float" office:value="-30.12" calcext:value-type="float">
            <text:p>-30.12</text:p>
          </table:table-cell>
          <table:table-cell office:value-type="float" office:value="-34.45" calcext:value-type="float">
            <text:p>-34.45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0.24" calcext:value-type="float">
            <text:p>-30.24</text:p>
          </table:table-cell>
          <table:table-cell office:value-type="float" office:value="-30.05" calcext:value-type="float">
            <text:p>-30.05</text:p>
          </table:table-cell>
          <table:table-cell office:value-type="float" office:value="-31.17" calcext:value-type="float">
            <text:p>-31.17</text:p>
          </table:table-cell>
          <table:table-cell office:value-type="float" office:value="-30.33" calcext:value-type="float">
            <text:p>-30.33</text:p>
          </table:table-cell>
          <table:table-cell office:value-type="float" office:value="-29.97" calcext:value-type="float">
            <text:p>-29.97</text:p>
          </table:table-cell>
          <table:table-cell office:value-type="float" office:value="-30.04" calcext:value-type="float">
            <text:p>-30.04</text:p>
          </table:table-cell>
          <table:table-cell office:value-type="float" office:value="-30.87" calcext:value-type="float">
            <text:p>-30.87</text:p>
          </table:table-cell>
          <table:table-cell office:value-type="float" office:value="-30.512" calcext:value-type="float">
            <text:p>-30.512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8958" calcext:value-type="float">
            <text:p>0.8958</text:p>
          </table:table-cell>
          <table:table-cell office:value-type="string" calcext:value-type="string">
            <text:p><text:s/>A</text:p>
          </table:table-cell>
          <table:table-cell office:value-type="float" office:value="25" calcext:value-type="float">
            <text:p>25</text:p>
          </table:table-cell>
          <table:table-cell office:value-type="float" office:value="-30.512" calcext:value-type="float">
            <text:p>-30.512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8958" calcext:value-type="float">
            <text:p>0.895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1.19" calcext:value-type="float">
            <text:p>-31.19</text:p>
          </table:table-cell>
          <table:table-cell office:value-type="float" office:value="-31.23" calcext:value-type="float">
            <text:p>-31.23</text:p>
          </table:table-cell>
          <table:table-cell office:value-type="float" office:value="-31.03" calcext:value-type="float">
            <text:p>-31.03</text:p>
          </table:table-cell>
          <table:table-cell office:value-type="float" office:value="-31.83" calcext:value-type="float">
            <text:p>-31.83</text:p>
          </table:table-cell>
          <table:table-cell office:value-type="float" office:value="-31.07" calcext:value-type="float">
            <text:p>-31.07</text:p>
          </table:table-cell>
          <table:table-cell office:value-type="float" office:value="-31.21" calcext:value-type="float">
            <text:p>-31.21</text:p>
          </table:table-cell>
          <table:table-cell office:value-type="float" office:value="-31.22" calcext:value-type="float">
            <text:p>-31.22</text:p>
          </table:table-cell>
          <table:table-cell office:value-type="float" office:value="-33.04" calcext:value-type="float">
            <text:p>-33.04</text:p>
          </table:table-cell>
          <table:table-cell office:value-type="float" office:value="-32.7" calcext:value-type="float">
            <text:p>-32.7</text:p>
          </table:table-cell>
          <table:table-cell office:value-type="float" office:value="-31.37" calcext:value-type="float">
            <text:p>-31.37</text:p>
          </table:table-cell>
          <table:table-cell office:value-type="float" office:value="-31.1" calcext:value-type="float">
            <text:p>-31.1</text:p>
          </table:table-cell>
          <table:table-cell office:value-type="float" office:value="-31.2" calcext:value-type="float">
            <text:p>-31.2</text:p>
          </table:table-cell>
          <table:table-cell office:value-type="float" office:value="-31.16" calcext:value-type="float">
            <text:p>-31.16</text:p>
          </table:table-cell>
          <table:table-cell office:value-type="float" office:value="-31.18" calcext:value-type="float">
            <text:p>-31.18</text:p>
          </table:table-cell>
          <table:table-cell office:value-type="float" office:value="-31.21" calcext:value-type="float">
            <text:p>-31.21</text:p>
          </table:table-cell>
          <table:table-cell office:value-type="float" office:value="-31.13" calcext:value-type="float">
            <text:p>-31.13</text:p>
          </table:table-cell>
          <table:table-cell office:value-type="float" office:value="-33.85" calcext:value-type="float">
            <text:p>-33.85</text:p>
          </table:table-cell>
          <table:table-cell office:value-type="float" office:value="-31.8" calcext:value-type="float">
            <text:p>-31.8</text:p>
          </table:table-cell>
          <table:table-cell office:value-type="float" office:value="-31.19" calcext:value-type="float">
            <text:p>-31.19</text:p>
          </table:table-cell>
          <table:table-cell office:value-type="float" office:value="-30.97" calcext:value-type="float">
            <text:p>-30.97</text:p>
          </table:table-cell>
          <table:table-cell office:value-type="float" office:value="-31.2" calcext:value-type="float">
            <text:p>-31.2</text:p>
          </table:table-cell>
          <table:table-cell office:value-type="float" office:value="-31.56" calcext:value-type="float">
            <text:p>-31.56</text:p>
          </table:table-cell>
          <table:table-cell office:value-type="float" office:value="-31.04" calcext:value-type="float">
            <text:p>-31.04</text:p>
          </table:table-cell>
          <table:table-cell office:value-type="float" office:value="-31.22" calcext:value-type="float">
            <text:p>-31.22</text:p>
          </table:table-cell>
          <table:table-cell office:value-type="float" office:value="-31.68" calcext:value-type="float">
            <text:p>-31.68</text:p>
          </table:table-cell>
          <table:table-cell office:value-type="float" office:value="-32.87" calcext:value-type="float">
            <text:p>-32.87</text:p>
          </table:table-cell>
          <table:table-cell office:value-type="float" office:value="-31.41" calcext:value-type="float">
            <text:p>-31.41</text:p>
          </table:table-cell>
          <table:table-cell office:value-type="float" office:value="-31.25" calcext:value-type="float">
            <text:p>-31.25</text:p>
          </table:table-cell>
          <table:table-cell office:value-type="float" office:value="-31.39" calcext:value-type="float">
            <text:p>-31.39</text:p>
          </table:table-cell>
          <table:table-cell office:value-type="float" office:value="-31.11" calcext:value-type="float">
            <text:p>-31.11</text:p>
          </table:table-cell>
          <table:table-cell office:value-type="float" office:value="-31.5137" calcext:value-type="float">
            <text:p>-31.5137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4625" calcext:value-type="float">
            <text:p>0.4625</text:p>
          </table:table-cell>
          <table:table-cell office:value-type="string" calcext:value-type="string">
            <text:p><text:s/>A</text:p>
          </table:table-cell>
          <table:table-cell office:value-type="float" office:value="30" calcext:value-type="float">
            <text:p>30</text:p>
          </table:table-cell>
          <table:table-cell office:value-type="float" office:value="-31.5137" calcext:value-type="float">
            <text:p>-31.5137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4625" calcext:value-type="float">
            <text:p>0.462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2.64" calcext:value-type="float">
            <text:p>-32.64</text:p>
          </table:table-cell>
          <table:table-cell office:value-type="float" office:value="-32.38" calcext:value-type="float">
            <text:p>-32.38</text:p>
          </table:table-cell>
          <table:table-cell office:value-type="float" office:value="-33.52" calcext:value-type="float">
            <text:p>-33.52</text:p>
          </table:table-cell>
          <table:table-cell office:value-type="float" office:value="-42.31" calcext:value-type="float">
            <text:p>-42.31</text:p>
          </table:table-cell>
          <table:table-cell office:value-type="float" office:value="-32.87" calcext:value-type="float">
            <text:p>-32.87</text:p>
          </table:table-cell>
          <table:table-cell office:value-type="float" office:value="-32.32" calcext:value-type="float">
            <text:p>-32.32</text:p>
          </table:table-cell>
          <table:table-cell office:value-type="float" office:value="-32.25" calcext:value-type="float">
            <text:p>-32.25</text:p>
          </table:table-cell>
          <table:table-cell office:value-type="float" office:value="-32.39" calcext:value-type="float">
            <text:p>-32.39</text:p>
          </table:table-cell>
          <table:table-cell office:value-type="float" office:value="-32.37" calcext:value-type="float">
            <text:p>-32.37</text:p>
          </table:table-cell>
          <table:table-cell office:value-type="float" office:value="-32.06" calcext:value-type="float">
            <text:p>-32.06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6.16" calcext:value-type="float">
            <text:p>-36.16</text:p>
          </table:table-cell>
          <table:table-cell office:value-type="float" office:value="-32.03" calcext:value-type="float">
            <text:p>-32.03</text:p>
          </table:table-cell>
          <table:table-cell office:value-type="float" office:value="-34.07" calcext:value-type="float">
            <text:p>-34.07</text:p>
          </table:table-cell>
          <table:table-cell office:value-type="float" office:value="-36.95" calcext:value-type="float">
            <text:p>-36.95</text:p>
          </table:table-cell>
          <table:table-cell office:value-type="float" office:value="-32.64" calcext:value-type="float">
            <text:p>-32.64</text:p>
          </table:table-cell>
          <table:table-cell office:value-type="float" office:value="-32.33" calcext:value-type="float">
            <text:p>-32.33</text:p>
          </table:table-cell>
          <table:table-cell office:value-type="float" office:value="-32.1" calcext:value-type="float">
            <text:p>-32.1</text:p>
          </table:table-cell>
          <table:table-cell office:value-type="float" office:value="-32.32" calcext:value-type="float">
            <text:p>-32.32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2.25" calcext:value-type="float">
            <text:p>-32.25</text:p>
          </table:table-cell>
          <table:table-cell office:value-type="float" office:value="-32.53" calcext:value-type="float">
            <text:p>-32.53</text:p>
          </table:table-cell>
          <table:table-cell office:value-type="float" office:value="-33.42" calcext:value-type="float">
            <text:p>-33.42</text:p>
          </table:table-cell>
          <table:table-cell office:value-type="float" office:value="-35.42" calcext:value-type="float">
            <text:p>-35.42</text:p>
          </table:table-cell>
          <table:table-cell office:value-type="float" office:value="-32.37" calcext:value-type="float">
            <text:p>-32.37</text:p>
          </table:table-cell>
          <table:table-cell office:value-type="float" office:value="-32.04" calcext:value-type="float">
            <text:p>-32.04</text:p>
          </table:table-cell>
          <table:table-cell office:value-type="float" office:value="-32.63" calcext:value-type="float">
            <text:p>-32.63</text:p>
          </table:table-cell>
          <table:table-cell office:value-type="float" office:value="-32.16" calcext:value-type="float">
            <text:p>-32.16</text:p>
          </table:table-cell>
          <table:table-cell office:value-type="float" office:value="-32.42" calcext:value-type="float">
            <text:p>-32.42</text:p>
          </table:table-cell>
          <table:table-cell office:value-type="float" office:value="-32.27" calcext:value-type="float">
            <text:p>-32.27</text:p>
          </table:table-cell>
          <table:table-cell office:value-type="float" office:value="-33.202" calcext:value-type="float">
            <text:p>-33.202</text:p>
          </table:table-cell>
          <table:table-cell office:value-type="float" office:value="2.0734" calcext:value-type="float">
            <text:p>2.0734</text:p>
          </table:table-cell>
          <table:table-cell office:value-type="float" office:value="4.2992" calcext:value-type="float">
            <text:p>4.2992</text:p>
          </table:table-cell>
          <table:table-cell office:value-type="string" calcext:value-type="string">
            <text:p><text:s/>A</text:p>
          </table:table-cell>
          <table:table-cell office:value-type="float" office:value="35" calcext:value-type="float">
            <text:p>35</text:p>
          </table:table-cell>
          <table:table-cell office:value-type="float" office:value="-33.202" calcext:value-type="float">
            <text:p>-33.202</text:p>
          </table:table-cell>
          <table:table-cell office:value-type="float" office:value="2.0734" calcext:value-type="float">
            <text:p>2.0734</text:p>
          </table:table-cell>
          <table:table-cell office:value-type="float" office:value="4.2992" calcext:value-type="float">
            <text:p>4.299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3.51" calcext:value-type="float">
            <text:p>-33.51</text:p>
          </table:table-cell>
          <table:table-cell office:value-type="float" office:value="-33.71" calcext:value-type="float">
            <text:p>-33.71</text:p>
          </table:table-cell>
          <table:table-cell office:value-type="float" office:value="-33.6" calcext:value-type="float">
            <text:p>-33.6</text:p>
          </table:table-cell>
          <table:table-cell office:value-type="float" office:value="-33.73" calcext:value-type="float">
            <text:p>-33.73</text:p>
          </table:table-cell>
          <table:table-cell office:value-type="float" office:value="-33.83" calcext:value-type="float">
            <text:p>-33.83</text:p>
          </table:table-cell>
          <table:table-cell office:value-type="float" office:value="-36.45" calcext:value-type="float">
            <text:p>-36.45</text:p>
          </table:table-cell>
          <table:table-cell office:value-type="float" office:value="-34.13" calcext:value-type="float">
            <text:p>-34.13</text:p>
          </table:table-cell>
          <table:table-cell office:value-type="float" office:value="-33.63" calcext:value-type="float">
            <text:p>-33.63</text:p>
          </table:table-cell>
          <table:table-cell office:value-type="float" office:value="-33.69" calcext:value-type="float">
            <text:p>-33.69</text:p>
          </table:table-cell>
          <table:table-cell office:value-type="float" office:value="-33.72" calcext:value-type="float">
            <text:p>-33.72</text:p>
          </table:table-cell>
          <table:table-cell office:value-type="float" office:value="-33.62" calcext:value-type="float">
            <text:p>-33.62</text:p>
          </table:table-cell>
          <table:table-cell office:value-type="float" office:value="-36.24" calcext:value-type="float">
            <text:p>-36.24</text:p>
          </table:table-cell>
          <table:table-cell office:value-type="float" office:value="-33.54" calcext:value-type="float">
            <text:p>-33.54</text:p>
          </table:table-cell>
          <table:table-cell office:value-type="float" office:value="-34.01" calcext:value-type="float">
            <text:p>-34.01</text:p>
          </table:table-cell>
          <table:table-cell office:value-type="float" office:value="-35.93" calcext:value-type="float">
            <text:p>-35.93</text:p>
          </table:table-cell>
          <table:table-cell office:value-type="float" office:value="-36.02" calcext:value-type="float">
            <text:p>-36.02</text:p>
          </table:table-cell>
          <table:table-cell office:value-type="float" office:value="-33.7" calcext:value-type="float">
            <text:p>-33.7</text:p>
          </table:table-cell>
          <table:table-cell office:value-type="float" office:value="-33.72" calcext:value-type="float">
            <text:p>-33.72</text:p>
          </table:table-cell>
          <table:table-cell office:value-type="float" office:value="-33.59" calcext:value-type="float">
            <text:p>-33.59</text:p>
          </table:table-cell>
          <table:table-cell office:value-type="float" office:value="-33.84" calcext:value-type="float">
            <text:p>-33.84</text:p>
          </table:table-cell>
          <table:table-cell office:value-type="float" office:value="-33.58" calcext:value-type="float">
            <text:p>-33.58</text:p>
          </table:table-cell>
          <table:table-cell office:value-type="float" office:value="-33.56" calcext:value-type="float">
            <text:p>-33.56</text:p>
          </table:table-cell>
          <table:table-cell office:value-type="float" office:value="-33.93" calcext:value-type="float">
            <text:p>-33.93</text:p>
          </table:table-cell>
          <table:table-cell office:value-type="float" office:value="-36.73" calcext:value-type="float">
            <text:p>-36.73</text:p>
          </table:table-cell>
          <table:table-cell office:value-type="float" office:value="-35.48" calcext:value-type="float">
            <text:p>-35.48</text:p>
          </table:table-cell>
          <table:table-cell office:value-type="float" office:value="-33.75" calcext:value-type="float">
            <text:p>-33.75</text:p>
          </table:table-cell>
          <table:table-cell office:value-type="float" office:value="-33.84" calcext:value-type="float">
            <text:p>-33.84</text:p>
          </table:table-cell>
          <table:table-cell office:value-type="float" office:value="-33.66" calcext:value-type="float">
            <text:p>-33.66</text:p>
          </table:table-cell>
          <table:table-cell office:value-type="float" office:value="-33.57" calcext:value-type="float">
            <text:p>-33.57</text:p>
          </table:table-cell>
          <table:table-cell office:value-type="float" office:value="-33.65" calcext:value-type="float">
            <text:p>-33.65</text:p>
          </table:table-cell>
          <table:table-cell office:value-type="float" office:value="-34.1987" calcext:value-type="float">
            <text:p>-34.198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34" calcext:value-type="float">
            <text:p>0.9934</text:p>
          </table:table-cell>
          <table:table-cell office:value-type="string" calcext:value-type="string">
            <text:p><text:s/>A</text:p>
          </table:table-cell>
          <table:table-cell office:value-type="float" office:value="40" calcext:value-type="float">
            <text:p>40</text:p>
          </table:table-cell>
          <table:table-cell office:value-type="float" office:value="-34.1987" calcext:value-type="float">
            <text:p>-34.198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34" calcext:value-type="float">
            <text:p>0.993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5.06" calcext:value-type="float">
            <text:p>-35.06</text:p>
          </table:table-cell>
          <table:table-cell office:value-type="float" office:value="-35.09" calcext:value-type="float">
            <text:p>-35.09</text:p>
          </table:table-cell>
          <table:table-cell office:value-type="float" office:value="-35.54" calcext:value-type="float">
            <text:p>-35.54</text:p>
          </table:table-cell>
          <table:table-cell office:value-type="float" office:value="-34.91" calcext:value-type="float">
            <text:p>-34.91</text:p>
          </table:table-cell>
          <table:table-cell office:value-type="float" office:value="-35.24" calcext:value-type="float">
            <text:p>-35.24</text:p>
          </table:table-cell>
          <table:table-cell office:value-type="float" office:value="-33.87" calcext:value-type="float">
            <text:p>-33.87</text:p>
          </table:table-cell>
          <table:table-cell office:value-type="float" office:value="-35.04" calcext:value-type="float">
            <text:p>-35.04</text:p>
          </table:table-cell>
          <table:table-cell office:value-type="float" office:value="-36.2" calcext:value-type="float">
            <text:p>-36.2</text:p>
          </table:table-cell>
          <table:table-cell office:value-type="float" office:value="-36.32" calcext:value-type="float">
            <text:p>-36.32</text:p>
          </table:table-cell>
          <table:table-cell office:value-type="float" office:value="-34.97" calcext:value-type="float">
            <text:p>-34.97</text:p>
          </table:table-cell>
          <table:table-cell office:value-type="float" office:value="-35.06" calcext:value-type="float">
            <text:p>-35.06</text:p>
          </table:table-cell>
          <table:table-cell office:value-type="float" office:value="-35.16" calcext:value-type="float">
            <text:p>-35.16</text:p>
          </table:table-cell>
          <table:table-cell office:value-type="float" office:value="-35.14" calcext:value-type="float">
            <text:p>-35.14</text:p>
          </table:table-cell>
          <table:table-cell office:value-type="float" office:value="-34.9" calcext:value-type="float">
            <text:p>-34.9</text:p>
          </table:table-cell>
          <table:table-cell office:value-type="float" office:value="-35.2" calcext:value-type="float">
            <text:p>-35.2</text:p>
          </table:table-cell>
          <table:table-cell office:value-type="float" office:value="-34.81" calcext:value-type="float">
            <text:p>-34.81</text:p>
          </table:table-cell>
          <table:table-cell office:value-type="float" office:value="-35.18" calcext:value-type="float">
            <text:p>-35.18</text:p>
          </table:table-cell>
          <table:table-cell office:value-type="float" office:value="-39.23" calcext:value-type="float">
            <text:p>-39.23</text:p>
          </table:table-cell>
          <table:table-cell office:value-type="float" office:value="-35.89" calcext:value-type="float">
            <text:p>-35.89</text:p>
          </table:table-cell>
          <table:table-cell office:value-type="float" office:value="-34.93" calcext:value-type="float">
            <text:p>-34.93</text:p>
          </table:table-cell>
          <table:table-cell office:value-type="float" office:value="-35.16" calcext:value-type="float">
            <text:p>-35.16</text:p>
          </table:table-cell>
          <table:table-cell office:value-type="float" office:value="-35.07" calcext:value-type="float">
            <text:p>-35.07</text:p>
          </table:table-cell>
          <table:table-cell office:value-type="float" office:value="-35.1" calcext:value-type="float">
            <text:p>-35.1</text:p>
          </table:table-cell>
          <table:table-cell office:value-type="float" office:value="-35.21" calcext:value-type="float">
            <text:p>-35.21</text:p>
          </table:table-cell>
          <table:table-cell office:value-type="float" office:value="-35.14" calcext:value-type="float">
            <text:p>-35.14</text:p>
          </table:table-cell>
          <table:table-cell office:value-type="float" office:value="-36.42" calcext:value-type="float">
            <text:p>-36.42</text:p>
          </table:table-cell>
          <table:table-cell office:value-type="float" office:value="-36.1" calcext:value-type="float">
            <text:p>-36.1</text:p>
          </table:table-cell>
          <table:table-cell office:value-type="float" office:value="-37.2" calcext:value-type="float">
            <text:p>-37.2</text:p>
          </table:table-cell>
          <table:table-cell office:value-type="float" office:value="-34.92" calcext:value-type="float">
            <text:p>-34.92</text:p>
          </table:table-cell>
          <table:table-cell office:value-type="float" office:value="-35.16" calcext:value-type="float">
            <text:p>-35.16</text:p>
          </table:table-cell>
          <table:table-cell office:value-type="float" office:value="-35.4407" calcext:value-type="float">
            <text:p>-35.4407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8688" calcext:value-type="float">
            <text:p>0.8688</text:p>
          </table:table-cell>
          <table:table-cell office:value-type="string" calcext:value-type="string">
            <text:p><text:s/>A</text:p>
          </table:table-cell>
          <table:table-cell office:value-type="float" office:value="45" calcext:value-type="float">
            <text:p>45</text:p>
          </table:table-cell>
          <table:table-cell office:value-type="float" office:value="-35.4407" calcext:value-type="float">
            <text:p>-35.4407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8688" calcext:value-type="float">
            <text:p>0.868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8.38" calcext:value-type="float">
            <text:p>-38.38</text:p>
          </table:table-cell>
          <table:table-cell office:value-type="float" office:value="-36.73" calcext:value-type="float">
            <text:p>-36.73</text:p>
          </table:table-cell>
          <table:table-cell office:value-type="float" office:value="-37.75" calcext:value-type="float">
            <text:p>-37.75</text:p>
          </table:table-cell>
          <table:table-cell office:value-type="float" office:value="-41.61" calcext:value-type="float">
            <text:p>-41.61</text:p>
          </table:table-cell>
          <table:table-cell office:value-type="float" office:value="-37.55" calcext:value-type="float">
            <text:p>-37.55</text:p>
          </table:table-cell>
          <table:table-cell office:value-type="float" office:value="-37.41" calcext:value-type="float">
            <text:p>-37.41</text:p>
          </table:table-cell>
          <table:table-cell office:value-type="float" office:value="-36.88" calcext:value-type="float">
            <text:p>-36.88</text:p>
          </table:table-cell>
          <table:table-cell office:value-type="float" office:value="-37.01" calcext:value-type="float">
            <text:p>-37.01</text:p>
          </table:table-cell>
          <table:table-cell office:value-type="float" office:value="-37.48" calcext:value-type="float">
            <text:p>-37.48</text:p>
          </table:table-cell>
          <table:table-cell office:value-type="float" office:value="-36.88" calcext:value-type="float">
            <text:p>-36.88</text:p>
          </table:table-cell>
          <table:table-cell office:value-type="float" office:value="-36.89" calcext:value-type="float">
            <text:p>-36.89</text:p>
          </table:table-cell>
          <table:table-cell office:value-type="float" office:value="-37" calcext:value-type="float">
            <text:p>-37</text:p>
          </table:table-cell>
          <table:table-cell table:number-columns-repeated="2" office:value-type="float" office:value="-36.92" calcext:value-type="float">
            <text:p>-36.92</text:p>
          </table:table-cell>
          <table:table-cell office:value-type="float" office:value="-38.96" calcext:value-type="float">
            <text:p>-38.96</text:p>
          </table:table-cell>
          <table:table-cell office:value-type="float" office:value="-36.8" calcext:value-type="float">
            <text:p>-36.8</text:p>
          </table:table-cell>
          <table:table-cell office:value-type="float" office:value="-37.54" calcext:value-type="float">
            <text:p>-37.54</text:p>
          </table:table-cell>
          <table:table-cell office:value-type="float" office:value="-36.89" calcext:value-type="float">
            <text:p>-36.89</text:p>
          </table:table-cell>
          <table:table-cell office:value-type="float" office:value="-36.99" calcext:value-type="float">
            <text:p>-36.99</text:p>
          </table:table-cell>
          <table:table-cell office:value-type="float" office:value="-37.18" calcext:value-type="float">
            <text:p>-37.18</text:p>
          </table:table-cell>
          <table:table-cell office:value-type="float" office:value="-36.72" calcext:value-type="float">
            <text:p>-36.72</text:p>
          </table:table-cell>
          <table:table-cell office:value-type="float" office:value="-37.6" calcext:value-type="float">
            <text:p>-37.6</text:p>
          </table:table-cell>
          <table:table-cell office:value-type="float" office:value="-36.87" calcext:value-type="float">
            <text:p>-36.87</text:p>
          </table:table-cell>
          <table:table-cell office:value-type="float" office:value="-38.49" calcext:value-type="float">
            <text:p>-38.49</text:p>
          </table:table-cell>
          <table:table-cell office:value-type="float" office:value="-44.92" calcext:value-type="float">
            <text:p>-44.92</text:p>
          </table:table-cell>
          <table:table-cell office:value-type="float" office:value="-37.1" calcext:value-type="float">
            <text:p>-37.1</text:p>
          </table:table-cell>
          <table:table-cell office:value-type="float" office:value="-36.87" calcext:value-type="float">
            <text:p>-36.87</text:p>
          </table:table-cell>
          <table:table-cell office:value-type="float" office:value="-36.84" calcext:value-type="float">
            <text:p>-36.84</text:p>
          </table:table-cell>
          <table:table-cell office:value-type="float" office:value="-37.04" calcext:value-type="float">
            <text:p>-37.04</text:p>
          </table:table-cell>
          <table:table-cell office:value-type="float" office:value="-37.01" calcext:value-type="float">
            <text:p>-37.01</text:p>
          </table:table-cell>
          <table:table-cell office:value-type="float" office:value="-37.641" calcext:value-type="float">
            <text:p>-37.641</text:p>
          </table:table-cell>
          <table:table-cell office:value-type="float" office:value="1.6522" calcext:value-type="float">
            <text:p>1.6522</text:p>
          </table:table-cell>
          <table:table-cell office:value-type="float" office:value="2.7298" calcext:value-type="float">
            <text:p>2.7298</text:p>
          </table:table-cell>
          <table:table-cell office:value-type="string" calcext:value-type="string">
            <text:p><text:s/>A</text:p>
          </table:table-cell>
          <table:table-cell office:value-type="float" office:value="50" calcext:value-type="float">
            <text:p>50</text:p>
          </table:table-cell>
          <table:table-cell office:value-type="float" office:value="-37.641" calcext:value-type="float">
            <text:p>-37.641</text:p>
          </table:table-cell>
          <table:table-cell office:value-type="float" office:value="1.6522" calcext:value-type="float">
            <text:p>1.6522</text:p>
          </table:table-cell>
          <table:table-cell office:value-type="float" office:value="2.7298" calcext:value-type="float">
            <text:p>2.729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8.77" calcext:value-type="float">
            <text:p>-38.77</text:p>
          </table:table-cell>
          <table:table-cell office:value-type="float" office:value="-38.72" calcext:value-type="float">
            <text:p>-38.72</text:p>
          </table:table-cell>
          <table:table-cell office:value-type="float" office:value="-38.32" calcext:value-type="float">
            <text:p>-38.32</text:p>
          </table:table-cell>
          <table:table-cell office:value-type="float" office:value="-39.1" calcext:value-type="float">
            <text:p>-39.1</text:p>
          </table:table-cell>
          <table:table-cell office:value-type="float" office:value="-39.61" calcext:value-type="float">
            <text:p>-39.61</text:p>
          </table:table-cell>
          <table:table-cell office:value-type="float" office:value="-41.78" calcext:value-type="float">
            <text:p>-41.78</text:p>
          </table:table-cell>
          <table:table-cell office:value-type="float" office:value="-39.05" calcext:value-type="float">
            <text:p>-39.05</text:p>
          </table:table-cell>
          <table:table-cell office:value-type="float" office:value="-38.96" calcext:value-type="float">
            <text:p>-38.96</text:p>
          </table:table-cell>
          <table:table-cell office:value-type="float" office:value="-38.85" calcext:value-type="float">
            <text:p>-38.85</text:p>
          </table:table-cell>
          <table:table-cell office:value-type="float" office:value="-38.82" calcext:value-type="float">
            <text:p>-38.82</text:p>
          </table:table-cell>
          <table:table-cell office:value-type="float" office:value="-38.8" calcext:value-type="float">
            <text:p>-38.8</text:p>
          </table:table-cell>
          <table:table-cell office:value-type="float" office:value="-38.62" calcext:value-type="float">
            <text:p>-38.62</text:p>
          </table:table-cell>
          <table:table-cell office:value-type="float" office:value="-41.19" calcext:value-type="float">
            <text:p>-41.19</text:p>
          </table:table-cell>
          <table:table-cell office:value-type="float" office:value="-38.69" calcext:value-type="float">
            <text:p>-38.69</text:p>
          </table:table-cell>
          <table:table-cell office:value-type="float" office:value="-43.24" calcext:value-type="float">
            <text:p>-43.24</text:p>
          </table:table-cell>
          <table:table-cell office:value-type="float" office:value="-38.93" calcext:value-type="float">
            <text:p>-38.93</text:p>
          </table:table-cell>
          <table:table-cell office:value-type="float" office:value="-38.67" calcext:value-type="float">
            <text:p>-38.67</text:p>
          </table:table-cell>
          <table:table-cell office:value-type="float" office:value="-38.8" calcext:value-type="float">
            <text:p>-38.8</text:p>
          </table:table-cell>
          <table:table-cell office:value-type="float" office:value="-40.64" calcext:value-type="float">
            <text:p>-40.64</text:p>
          </table:table-cell>
          <table:table-cell office:value-type="float" office:value="-38.7" calcext:value-type="float">
            <text:p>-38.7</text:p>
          </table:table-cell>
          <table:table-cell office:value-type="float" office:value="-38.79" calcext:value-type="float">
            <text:p>-38.79</text:p>
          </table:table-cell>
          <table:table-cell office:value-type="float" office:value="-38.71" calcext:value-type="float">
            <text:p>-38.71</text:p>
          </table:table-cell>
          <table:table-cell office:value-type="float" office:value="-40.08" calcext:value-type="float">
            <text:p>-40.08</text:p>
          </table:table-cell>
          <table:table-cell office:value-type="float" office:value="-39.85" calcext:value-type="float">
            <text:p>-39.85</text:p>
          </table:table-cell>
          <table:table-cell office:value-type="float" office:value="-42.53" calcext:value-type="float">
            <text:p>-42.53</text:p>
          </table:table-cell>
          <table:table-cell office:value-type="float" office:value="-38.67" calcext:value-type="float">
            <text:p>-38.67</text:p>
          </table:table-cell>
          <table:table-cell office:value-type="float" office:value="-38.79" calcext:value-type="float">
            <text:p>-38.79</text:p>
          </table:table-cell>
          <table:table-cell office:value-type="float" office:value="-38.82" calcext:value-type="float">
            <text:p>-38.82</text:p>
          </table:table-cell>
          <table:table-cell office:value-type="float" office:value="-37.59" calcext:value-type="float">
            <text:p>-37.59</text:p>
          </table:table-cell>
          <table:table-cell office:value-type="float" office:value="-39.19" calcext:value-type="float">
            <text:p>-39.19</text:p>
          </table:table-cell>
          <table:table-cell office:value-type="float" office:value="-39.376" calcext:value-type="float">
            <text:p>-39.376</text:p>
          </table:table-cell>
          <table:table-cell office:value-type="float" office:value="1.2543" calcext:value-type="float">
            <text:p>1.2543</text:p>
          </table:table-cell>
          <table:table-cell office:value-type="float" office:value="1.5732" calcext:value-type="float">
            <text:p>1.5732</text:p>
          </table:table-cell>
          <table:table-cell office:value-type="string" calcext:value-type="string">
            <text:p><text:s/>A</text:p>
          </table:table-cell>
          <table:table-cell office:value-type="float" office:value="55" calcext:value-type="float">
            <text:p>55</text:p>
          </table:table-cell>
          <table:table-cell office:value-type="float" office:value="-39.154" calcext:value-type="float">
            <text:p>-39.154</text:p>
          </table:table-cell>
          <table:table-cell office:value-type="float" office:value="0.7981" calcext:value-type="float">
            <text:p>0.7981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8.54" calcext:value-type="float">
            <text:p>-38.54</text:p>
          </table:table-cell>
          <table:table-cell office:value-type="float" office:value="-40.63" calcext:value-type="float">
            <text:p>-40.63</text:p>
          </table:table-cell>
          <table:table-cell office:value-type="float" office:value="-38.92" calcext:value-type="float">
            <text:p>-38.92</text:p>
          </table:table-cell>
          <table:table-cell office:value-type="float" office:value="-38.61" calcext:value-type="float">
            <text:p>-38.61</text:p>
          </table:table-cell>
          <table:table-cell office:value-type="float" office:value="-38.92" calcext:value-type="float">
            <text:p>-38.92</text:p>
          </table:table-cell>
          <table:table-cell office:value-type="float" office:value="-38.61" calcext:value-type="float">
            <text:p>-38.61</text:p>
          </table:table-cell>
          <table:table-cell office:value-type="float" office:value="-38.83" calcext:value-type="float">
            <text:p>-38.83</text:p>
          </table:table-cell>
          <table:table-cell office:value-type="float" office:value="-38.69" calcext:value-type="float">
            <text:p>-38.69</text:p>
          </table:table-cell>
          <table:table-cell office:value-type="float" office:value="-39.7" calcext:value-type="float">
            <text:p>-39.7</text:p>
          </table:table-cell>
          <table:table-cell office:value-type="float" office:value="-38.54" calcext:value-type="float">
            <text:p>-38.54</text:p>
          </table:table-cell>
          <table:table-cell office:value-type="float" office:value="-40.62" calcext:value-type="float">
            <text:p>-40.62</text:p>
          </table:table-cell>
          <table:table-cell office:value-type="float" office:value="-38.8" calcext:value-type="float">
            <text:p>-38.8</text:p>
          </table:table-cell>
          <table:table-cell office:value-type="float" office:value="-38.84" calcext:value-type="float">
            <text:p>-38.84</text:p>
          </table:table-cell>
          <table:table-cell office:value-type="float" office:value="-38.71" calcext:value-type="float">
            <text:p>-38.71</text:p>
          </table:table-cell>
          <table:table-cell office:value-type="float" office:value="-38.81" calcext:value-type="float">
            <text:p>-38.81</text:p>
          </table:table-cell>
          <table:table-cell office:value-type="float" office:value="-38.76" calcext:value-type="float">
            <text:p>-38.76</text:p>
          </table:table-cell>
          <table:table-cell office:value-type="float" office:value="-39.51" calcext:value-type="float">
            <text:p>-39.51</text:p>
          </table:table-cell>
          <table:table-cell office:value-type="float" office:value="-41" calcext:value-type="float">
            <text:p>-41</text:p>
          </table:table-cell>
          <table:table-cell office:value-type="float" office:value="-39.02" calcext:value-type="float">
            <text:p>-39.02</text:p>
          </table:table-cell>
          <table:table-cell office:value-type="float" office:value="-38.78" calcext:value-type="float">
            <text:p>-38.78</text:p>
          </table:table-cell>
          <table:table-cell office:value-type="float" office:value="-38.72" calcext:value-type="float">
            <text:p>-38.72</text:p>
          </table:table-cell>
          <table:table-cell office:value-type="float" office:value="-38.9" calcext:value-type="float">
            <text:p>-38.9</text:p>
          </table:table-cell>
          <table:table-cell office:value-type="float" office:value="-39.02" calcext:value-type="float">
            <text:p>-39.02</text:p>
          </table:table-cell>
          <table:table-cell office:value-type="float" office:value="-38.68" calcext:value-type="float">
            <text:p>-38.68</text:p>
          </table:table-cell>
          <table:table-cell office:value-type="float" office:value="-38.87" calcext:value-type="float">
            <text:p>-38.87</text:p>
          </table:table-cell>
          <table:table-cell office:value-type="float" office:value="-41.86" calcext:value-type="float">
            <text:p>-41.86</text:p>
          </table:table-cell>
          <table:table-cell office:value-type="float" office:value="-39.34" calcext:value-type="float">
            <text:p>-39.34</text:p>
          </table:table-cell>
          <table:table-cell office:value-type="float" office:value="-38.86" calcext:value-type="float">
            <text:p>-38.86</text:p>
          </table:table-cell>
          <table:table-cell office:value-type="float" office:value="-38.76" calcext:value-type="float">
            <text:p>-38.76</text:p>
          </table:table-cell>
          <table:table-cell office:value-type="float" office:value="-38.77" calcext:value-type="float">
            <text:p>-38.77</text:p>
          </table:table-cell>
          <table:table-cell office:value-type="float" office:value="-39.154" calcext:value-type="float">
            <text:p>-39.154</text:p>
          </table:table-cell>
          <table:table-cell office:value-type="float" office:value="0.7981" calcext:value-type="float">
            <text:p>0.7981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<text:s/>A</text:p>
          </table:table-cell>
          <table:table-cell office:value-type="float" office:value="60" calcext:value-type="float">
            <text:p>60</text:p>
          </table:table-cell>
          <table:table-cell office:value-type="float" office:value="-39.376" calcext:value-type="float">
            <text:p>-39.376</text:p>
          </table:table-cell>
          <table:table-cell office:value-type="float" office:value="1.2543" calcext:value-type="float">
            <text:p>1.2543</text:p>
          </table:table-cell>
          <table:table-cell office:value-type="float" office:value="1.5732" calcext:value-type="float">
            <text:p>1.573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0.94" calcext:value-type="float">
            <text:p>-40.94</text:p>
          </table:table-cell>
          <table:table-cell office:value-type="float" office:value="-40.41" calcext:value-type="float">
            <text:p>-40.41</text:p>
          </table:table-cell>
          <table:table-cell office:value-type="float" office:value="-40.68" calcext:value-type="float">
            <text:p>-40.68</text:p>
          </table:table-cell>
          <table:table-cell office:value-type="float" office:value="-41.18" calcext:value-type="float">
            <text:p>-41.18</text:p>
          </table:table-cell>
          <table:table-cell office:value-type="float" office:value="-40.71" calcext:value-type="float">
            <text:p>-40.71</text:p>
          </table:table-cell>
          <table:table-cell office:value-type="float" office:value="-42.64" calcext:value-type="float">
            <text:p>-42.64</text:p>
          </table:table-cell>
          <table:table-cell office:value-type="float" office:value="-44.75" calcext:value-type="float">
            <text:p>-44.75</text:p>
          </table:table-cell>
          <table:table-cell office:value-type="float" office:value="-40.73" calcext:value-type="float">
            <text:p>-40.73</text:p>
          </table:table-cell>
          <table:table-cell office:value-type="float" office:value="-40.89" calcext:value-type="float">
            <text:p>-40.89</text:p>
          </table:table-cell>
          <table:table-cell office:value-type="float" office:value="-42.27" calcext:value-type="float">
            <text:p>-42.27</text:p>
          </table:table-cell>
          <table:table-cell office:value-type="float" office:value="-40.65" calcext:value-type="float">
            <text:p>-40.65</text:p>
          </table:table-cell>
          <table:table-cell office:value-type="float" office:value="-41.33" calcext:value-type="float">
            <text:p>-41.33</text:p>
          </table:table-cell>
          <table:table-cell office:value-type="float" office:value="-40.74" calcext:value-type="float">
            <text:p>-40.74</text:p>
          </table:table-cell>
          <table:table-cell office:value-type="float" office:value="-40.84" calcext:value-type="float">
            <text:p>-40.84</text:p>
          </table:table-cell>
          <table:table-cell office:value-type="float" office:value="-40.23" calcext:value-type="float">
            <text:p>-40.23</text:p>
          </table:table-cell>
          <table:table-cell office:value-type="float" office:value="-41.41" calcext:value-type="float">
            <text:p>-41.41</text:p>
          </table:table-cell>
          <table:table-cell office:value-type="float" office:value="-45.35" calcext:value-type="float">
            <text:p>-45.35</text:p>
          </table:table-cell>
          <table:table-cell office:value-type="float" office:value="-42.9" calcext:value-type="float">
            <text:p>-42.9</text:p>
          </table:table-cell>
          <table:table-cell office:value-type="float" office:value="-40.88" calcext:value-type="float">
            <text:p>-40.88</text:p>
          </table:table-cell>
          <table:table-cell office:value-type="float" office:value="-40.87" calcext:value-type="float">
            <text:p>-40.87</text:p>
          </table:table-cell>
          <table:table-cell office:value-type="float" office:value="-40.67" calcext:value-type="float">
            <text:p>-40.67</text:p>
          </table:table-cell>
          <table:table-cell office:value-type="float" office:value="-40.9" calcext:value-type="float">
            <text:p>-40.9</text:p>
          </table:table-cell>
          <table:table-cell office:value-type="float" office:value="-40.94" calcext:value-type="float">
            <text:p>-40.94</text:p>
          </table:table-cell>
          <table:table-cell office:value-type="float" office:value="-41.44" calcext:value-type="float">
            <text:p>-41.44</text:p>
          </table:table-cell>
          <table:table-cell office:value-type="float" office:value="-40.54" calcext:value-type="float">
            <text:p>-40.54</text:p>
          </table:table-cell>
          <table:table-cell office:value-type="float" office:value="-41.81" calcext:value-type="float">
            <text:p>-41.81</text:p>
          </table:table-cell>
          <table:table-cell office:value-type="float" office:value="-45.65" calcext:value-type="float">
            <text:p>-45.65</text:p>
          </table:table-cell>
          <table:table-cell office:value-type="float" office:value="-41.39" calcext:value-type="float">
            <text:p>-41.39</text:p>
          </table:table-cell>
          <table:table-cell office:value-type="float" office:value="-40.86" calcext:value-type="float">
            <text:p>-40.86</text:p>
          </table:table-cell>
          <table:table-cell office:value-type="float" office:value="-42.46" calcext:value-type="float">
            <text:p>-42.46</text:p>
          </table:table-cell>
          <table:table-cell office:value-type="float" office:value="-41.5687" calcext:value-type="float">
            <text:p>-41.5687</text:p>
          </table:table-cell>
          <table:table-cell office:value-type="float" office:value="1.3914" calcext:value-type="float">
            <text:p>1.3914</text:p>
          </table:table-cell>
          <table:table-cell office:value-type="float" office:value="1.9359" calcext:value-type="float">
            <text:p>1.9359</text:p>
          </table:table-cell>
          <table:table-cell office:value-type="string" calcext:value-type="string">
            <text:p><text:s/>A</text:p>
          </table:table-cell>
          <table:table-cell office:value-type="float" office:value="65" calcext:value-type="float">
            <text:p>65</text:p>
          </table:table-cell>
          <table:table-cell office:value-type="float" office:value="-41.5687" calcext:value-type="float">
            <text:p>-41.5687</text:p>
          </table:table-cell>
          <table:table-cell office:value-type="float" office:value="1.3914" calcext:value-type="float">
            <text:p>1.3914</text:p>
          </table:table-cell>
          <table:table-cell office:value-type="float" office:value="1.9359" calcext:value-type="float">
            <text:p>1.9359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9.53" calcext:value-type="float">
            <text:p>-49.53</text:p>
          </table:table-cell>
          <table:table-cell office:value-type="float" office:value="-45.27" calcext:value-type="float">
            <text:p>-45.27</text:p>
          </table:table-cell>
          <table:table-cell office:value-type="float" office:value="-44.83" calcext:value-type="float">
            <text:p>-44.83</text:p>
          </table:table-cell>
          <table:table-cell office:value-type="float" office:value="-44.95" calcext:value-type="float">
            <text:p>-44.95</text:p>
          </table:table-cell>
          <table:table-cell office:value-type="float" office:value="-44.8" calcext:value-type="float">
            <text:p>-44.8</text:p>
          </table:table-cell>
          <table:table-cell office:value-type="float" office:value="-45.15" calcext:value-type="float">
            <text:p>-45.15</text:p>
          </table:table-cell>
          <table:table-cell office:value-type="float" office:value="-44.76" calcext:value-type="float">
            <text:p>-44.76</text:p>
          </table:table-cell>
          <table:table-cell office:value-type="float" office:value="-45.48" calcext:value-type="float">
            <text:p>-45.48</text:p>
          </table:table-cell>
          <table:table-cell office:value-type="float" office:value="-45.06" calcext:value-type="float">
            <text:p>-45.06</text:p>
          </table:table-cell>
          <table:table-cell office:value-type="float" office:value="-44.94" calcext:value-type="float">
            <text:p>-44.94</text:p>
          </table:table-cell>
          <table:table-cell office:value-type="float" office:value="-44.72" calcext:value-type="float">
            <text:p>-44.72</text:p>
          </table:table-cell>
          <table:table-cell office:value-type="float" office:value="-46.56" calcext:value-type="float">
            <text:p>-46.56</text:p>
          </table:table-cell>
          <table:table-cell office:value-type="float" office:value="-46.62" calcext:value-type="float">
            <text:p>-46.62</text:p>
          </table:table-cell>
          <table:table-cell office:value-type="float" office:value="-45.08" calcext:value-type="float">
            <text:p>-45.08</text:p>
          </table:table-cell>
          <table:table-cell office:value-type="float" office:value="-44.81" calcext:value-type="float">
            <text:p>-44.81</text:p>
          </table:table-cell>
          <table:table-cell office:value-type="float" office:value="-44.73" calcext:value-type="float">
            <text:p>-44.73</text:p>
          </table:table-cell>
          <table:table-cell office:value-type="float" office:value="-44.78" calcext:value-type="float">
            <text:p>-44.78</text:p>
          </table:table-cell>
          <table:table-cell office:value-type="float" office:value="-44.85" calcext:value-type="float">
            <text:p>-44.85</text:p>
          </table:table-cell>
          <table:table-cell office:value-type="float" office:value="-45.04" calcext:value-type="float">
            <text:p>-45.04</text:p>
          </table:table-cell>
          <table:table-cell office:value-type="float" office:value="-44.86" calcext:value-type="float">
            <text:p>-44.86</text:p>
          </table:table-cell>
          <table:table-cell office:value-type="float" office:value="-45.98" calcext:value-type="float">
            <text:p>-45.98</text:p>
          </table:table-cell>
          <table:table-cell office:value-type="float" office:value="-49.71" calcext:value-type="float">
            <text:p>-49.71</text:p>
          </table:table-cell>
          <table:table-cell office:value-type="float" office:value="-45.3" calcext:value-type="float">
            <text:p>-45.3</text:p>
          </table:table-cell>
          <table:table-cell office:value-type="float" office:value="-44.62" calcext:value-type="float">
            <text:p>-44.62</text:p>
          </table:table-cell>
          <table:table-cell office:value-type="float" office:value="-44.98" calcext:value-type="float">
            <text:p>-44.98</text:p>
          </table:table-cell>
          <table:table-cell office:value-type="float" office:value="-44.77" calcext:value-type="float">
            <text:p>-44.77</text:p>
          </table:table-cell>
          <table:table-cell office:value-type="float" office:value="-45.66" calcext:value-type="float">
            <text:p>-45.66</text:p>
          </table:table-cell>
          <table:table-cell office:value-type="float" office:value="-45.21" calcext:value-type="float">
            <text:p>-45.21</text:p>
          </table:table-cell>
          <table:table-cell office:value-type="float" office:value="-44.74" calcext:value-type="float">
            <text:p>-44.74</text:p>
          </table:table-cell>
          <table:table-cell office:value-type="float" office:value="-45.16" calcext:value-type="float">
            <text:p>-45.16</text:p>
          </table:table-cell>
          <table:table-cell office:value-type="float" office:value="-45.4317" calcext:value-type="float">
            <text:p>-45.4317</text:p>
          </table:table-cell>
          <table:table-cell office:value-type="float" office:value="1.2212" calcext:value-type="float">
            <text:p>1.2212</text:p>
          </table:table-cell>
          <table:table-cell office:value-type="float" office:value="1.4914" calcext:value-type="float">
            <text:p>1.4914</text:p>
          </table:table-cell>
          <table:table-cell office:value-type="string" calcext:value-type="string">
            <text:p><text:s/>A</text:p>
          </table:table-cell>
          <table:table-cell office:value-type="float" office:value="70" calcext:value-type="float">
            <text:p>70</text:p>
          </table:table-cell>
          <table:table-cell office:value-type="float" office:value="-45.4317" calcext:value-type="float">
            <text:p>-45.4317</text:p>
          </table:table-cell>
          <table:table-cell office:value-type="float" office:value="1.2212" calcext:value-type="float">
            <text:p>1.2212</text:p>
          </table:table-cell>
          <table:table-cell office:value-type="float" office:value="1.4914" calcext:value-type="float">
            <text:p>1.491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5.6" calcext:value-type="float">
            <text:p>-45.6</text:p>
          </table:table-cell>
          <table:table-cell office:value-type="float" office:value="-46.74" calcext:value-type="float">
            <text:p>-46.74</text:p>
          </table:table-cell>
          <table:table-cell office:value-type="float" office:value="-45.55" calcext:value-type="float">
            <text:p>-45.55</text:p>
          </table:table-cell>
          <table:table-cell office:value-type="float" office:value="-45.58" calcext:value-type="float">
            <text:p>-45.58</text:p>
          </table:table-cell>
          <table:table-cell office:value-type="float" office:value="-45.83" calcext:value-type="float">
            <text:p>-45.83</text:p>
          </table:table-cell>
          <table:table-cell office:value-type="float" office:value="-45.72" calcext:value-type="float">
            <text:p>-45.72</text:p>
          </table:table-cell>
          <table:table-cell office:value-type="float" office:value="-45.99" calcext:value-type="float">
            <text:p>-45.99</text:p>
          </table:table-cell>
          <table:table-cell office:value-type="float" office:value="-45.13" calcext:value-type="float">
            <text:p>-45.13</text:p>
          </table:table-cell>
          <table:table-cell office:value-type="float" office:value="-45.77" calcext:value-type="float">
            <text:p>-45.77</text:p>
          </table:table-cell>
          <table:table-cell office:value-type="float" office:value="-45.44" calcext:value-type="float">
            <text:p>-45.44</text:p>
          </table:table-cell>
          <table:table-cell office:value-type="float" office:value="-45.82" calcext:value-type="float">
            <text:p>-45.82</text:p>
          </table:table-cell>
          <table:table-cell office:value-type="float" office:value="-45.6" calcext:value-type="float">
            <text:p>-45.6</text:p>
          </table:table-cell>
          <table:table-cell office:value-type="float" office:value="-45.66" calcext:value-type="float">
            <text:p>-45.66</text:p>
          </table:table-cell>
          <table:table-cell office:value-type="float" office:value="-45.48" calcext:value-type="float">
            <text:p>-45.48</text:p>
          </table:table-cell>
          <table:table-cell office:value-type="float" office:value="-45.86" calcext:value-type="float">
            <text:p>-45.86</text:p>
          </table:table-cell>
          <table:table-cell office:value-type="float" office:value="-46.01" calcext:value-type="float">
            <text:p>-46.01</text:p>
          </table:table-cell>
          <table:table-cell office:value-type="float" office:value="-46.33" calcext:value-type="float">
            <text:p>-46.33</text:p>
          </table:table-cell>
          <table:table-cell office:value-type="float" office:value="-45.56" calcext:value-type="float">
            <text:p>-45.56</text:p>
          </table:table-cell>
          <table:table-cell office:value-type="float" office:value="-45.71" calcext:value-type="float">
            <text:p>-45.71</text:p>
          </table:table-cell>
          <table:table-cell office:value-type="float" office:value="-45.63" calcext:value-type="float">
            <text:p>-45.63</text:p>
          </table:table-cell>
          <table:table-cell office:value-type="float" office:value="-45.76" calcext:value-type="float">
            <text:p>-45.76</text:p>
          </table:table-cell>
          <table:table-cell office:value-type="float" office:value="-45.66" calcext:value-type="float">
            <text:p>-45.66</text:p>
          </table:table-cell>
          <table:table-cell office:value-type="float" office:value="-45.74" calcext:value-type="float">
            <text:p>-45.74</text:p>
          </table:table-cell>
          <table:table-cell office:value-type="float" office:value="-45.61" calcext:value-type="float">
            <text:p>-45.61</text:p>
          </table:table-cell>
          <table:table-cell office:value-type="float" office:value="-45.69" calcext:value-type="float">
            <text:p>-45.69</text:p>
          </table:table-cell>
          <table:table-cell office:value-type="float" office:value="-46.09" calcext:value-type="float">
            <text:p>-46.09</text:p>
          </table:table-cell>
          <table:table-cell office:value-type="float" office:value="-45.9" calcext:value-type="float">
            <text:p>-45.9</text:p>
          </table:table-cell>
          <table:table-cell office:value-type="float" office:value="-45.69" calcext:value-type="float">
            <text:p>-45.69</text:p>
          </table:table-cell>
          <table:table-cell office:value-type="float" office:value="-45.62" calcext:value-type="float">
            <text:p>-45.62</text:p>
          </table:table-cell>
          <table:table-cell office:value-type="float" office:value="-45.92" calcext:value-type="float">
            <text:p>-45.92</text:p>
          </table:table-cell>
          <table:table-cell office:value-type="float" office:value="-45.7563" calcext:value-type="float">
            <text:p>-45.7563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<text:s/>B</text:p>
          </table:table-cell>
          <table:table-cell office:value-type="float" office:value="75" calcext:value-type="float">
            <text:p>75</text:p>
          </table:table-cell>
          <table:table-cell office:value-type="float" office:value="-45.7563" calcext:value-type="float">
            <text:p>-45.7563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4.33" calcext:value-type="float">
            <text:p>-44.33</text:p>
          </table:table-cell>
          <table:table-cell office:value-type="float" office:value="-43.75" calcext:value-type="float">
            <text:p>-43.75</text:p>
          </table:table-cell>
          <table:table-cell office:value-type="float" office:value="-44.5" calcext:value-type="float">
            <text:p>-44.5</text:p>
          </table:table-cell>
          <table:table-cell office:value-type="float" office:value="-44.97" calcext:value-type="float">
            <text:p>-44.97</text:p>
          </table:table-cell>
          <table:table-cell office:value-type="float" office:value="-44" calcext:value-type="float">
            <text:p>-44</text:p>
          </table:table-cell>
          <table:table-cell office:value-type="float" office:value="-43.99" calcext:value-type="float">
            <text:p>-43.99</text:p>
          </table:table-cell>
          <table:table-cell office:value-type="float" office:value="-44.22" calcext:value-type="float">
            <text:p>-44.22</text:p>
          </table:table-cell>
          <table:table-cell table:number-columns-repeated="2" office:value-type="float" office:value="-44.08" calcext:value-type="float">
            <text:p>-44.08</text:p>
          </table:table-cell>
          <table:table-cell office:value-type="float" office:value="-43.99" calcext:value-type="float">
            <text:p>-43.99</text:p>
          </table:table-cell>
          <table:table-cell office:value-type="float" office:value="-44.06" calcext:value-type="float">
            <text:p>-44.06</text:p>
          </table:table-cell>
          <table:table-cell office:value-type="float" office:value="-44.64" calcext:value-type="float">
            <text:p>-44.64</text:p>
          </table:table-cell>
          <table:table-cell office:value-type="float" office:value="-44.18" calcext:value-type="float">
            <text:p>-44.18</text:p>
          </table:table-cell>
          <table:table-cell office:value-type="float" office:value="-44.31" calcext:value-type="float">
            <text:p>-44.31</text:p>
          </table:table-cell>
          <table:table-cell office:value-type="float" office:value="-43.82" calcext:value-type="float">
            <text:p>-43.82</text:p>
          </table:table-cell>
          <table:table-cell office:value-type="float" office:value="-43.99" calcext:value-type="float">
            <text:p>-43.99</text:p>
          </table:table-cell>
          <table:table-cell office:value-type="float" office:value="-44.12" calcext:value-type="float">
            <text:p>-44.12</text:p>
          </table:table-cell>
          <table:table-cell office:value-type="float" office:value="-44.44" calcext:value-type="float">
            <text:p>-44.44</text:p>
          </table:table-cell>
          <table:table-cell office:value-type="float" office:value="-44.07" calcext:value-type="float">
            <text:p>-44.07</text:p>
          </table:table-cell>
          <table:table-cell office:value-type="float" office:value="-44.17" calcext:value-type="float">
            <text:p>-44.17</text:p>
          </table:table-cell>
          <table:table-cell office:value-type="float" office:value="-43.81" calcext:value-type="float">
            <text:p>-43.81</text:p>
          </table:table-cell>
          <table:table-cell office:value-type="float" office:value="-44.81" calcext:value-type="float">
            <text:p>-44.81</text:p>
          </table:table-cell>
          <table:table-cell office:value-type="float" office:value="-44.13" calcext:value-type="float">
            <text:p>-44.13</text:p>
          </table:table-cell>
          <table:table-cell office:value-type="float" office:value="-44.55" calcext:value-type="float">
            <text:p>-44.55</text:p>
          </table:table-cell>
          <table:table-cell office:value-type="float" office:value="-43.97" calcext:value-type="float">
            <text:p>-43.97</text:p>
          </table:table-cell>
          <table:table-cell office:value-type="float" office:value="-44.29" calcext:value-type="float">
            <text:p>-44.29</text:p>
          </table:table-cell>
          <table:table-cell office:value-type="float" office:value="-43.92" calcext:value-type="float">
            <text:p>-43.92</text:p>
          </table:table-cell>
          <table:table-cell office:value-type="float" office:value="-44.24" calcext:value-type="float">
            <text:p>-44.24</text:p>
          </table:table-cell>
          <table:table-cell office:value-type="float" office:value="-44.37" calcext:value-type="float">
            <text:p>-44.37</text:p>
          </table:table-cell>
          <table:table-cell office:value-type="float" office:value="-43.97" calcext:value-type="float">
            <text:p>-43.97</text:p>
          </table:table-cell>
          <table:table-cell office:value-type="float" office:value="-44.1923" calcext:value-type="float">
            <text:p>-44.1923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0809" calcext:value-type="float">
            <text:p>0.0809</text:p>
          </table:table-cell>
          <table:table-cell office:value-type="string" calcext:value-type="string">
            <text:p><text:s/>B</text:p>
          </table:table-cell>
          <table:table-cell office:value-type="float" office:value="80" calcext:value-type="float">
            <text:p>80</text:p>
          </table:table-cell>
          <table:table-cell office:value-type="float" office:value="-44.1923" calcext:value-type="float">
            <text:p>-44.1923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0809" calcext:value-type="float">
            <text:p>0.080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3.73" calcext:value-type="float">
            <text:p>-43.73</text:p>
          </table:table-cell>
          <table:table-cell office:value-type="float" office:value="-43.77" calcext:value-type="float">
            <text:p>-43.77</text:p>
          </table:table-cell>
          <table:table-cell office:value-type="float" office:value="-43.56" calcext:value-type="float">
            <text:p>-43.56</text:p>
          </table:table-cell>
          <table:table-cell office:value-type="float" office:value="-43.82" calcext:value-type="float">
            <text:p>-43.82</text:p>
          </table:table-cell>
          <table:table-cell office:value-type="float" office:value="-43.6" calcext:value-type="float">
            <text:p>-43.6</text:p>
          </table:table-cell>
          <table:table-cell office:value-type="float" office:value="-43.85" calcext:value-type="float">
            <text:p>-43.85</text:p>
          </table:table-cell>
          <table:table-cell office:value-type="float" office:value="-43.72" calcext:value-type="float">
            <text:p>-43.72</text:p>
          </table:table-cell>
          <table:table-cell office:value-type="float" office:value="-43.62" calcext:value-type="float">
            <text:p>-43.62</text:p>
          </table:table-cell>
          <table:table-cell office:value-type="float" office:value="-43.74" calcext:value-type="float">
            <text:p>-43.74</text:p>
          </table:table-cell>
          <table:table-cell office:value-type="float" office:value="-44.19" calcext:value-type="float">
            <text:p>-44.19</text:p>
          </table:table-cell>
          <table:table-cell office:value-type="float" office:value="-43.16" calcext:value-type="float">
            <text:p>-43.16</text:p>
          </table:table-cell>
          <table:table-cell office:value-type="float" office:value="-43.58" calcext:value-type="float">
            <text:p>-43.58</text:p>
          </table:table-cell>
          <table:table-cell office:value-type="float" office:value="-43.69" calcext:value-type="float">
            <text:p>-43.69</text:p>
          </table:table-cell>
          <table:table-cell office:value-type="float" office:value="-43.61" calcext:value-type="float">
            <text:p>-43.61</text:p>
          </table:table-cell>
          <table:table-cell office:value-type="float" office:value="-43.87" calcext:value-type="float">
            <text:p>-43.87</text:p>
          </table:table-cell>
          <table:table-cell office:value-type="float" office:value="-43.83" calcext:value-type="float">
            <text:p>-43.83</text:p>
          </table:table-cell>
          <table:table-cell office:value-type="float" office:value="-43.39" calcext:value-type="float">
            <text:p>-43.39</text:p>
          </table:table-cell>
          <table:table-cell office:value-type="float" office:value="-43.69" calcext:value-type="float">
            <text:p>-43.69</text:p>
          </table:table-cell>
          <table:table-cell office:value-type="float" office:value="-44.1" calcext:value-type="float">
            <text:p>-44.1</text:p>
          </table:table-cell>
          <table:table-cell office:value-type="float" office:value="-44.51" calcext:value-type="float">
            <text:p>-44.51</text:p>
          </table:table-cell>
          <table:table-cell office:value-type="float" office:value="-43.6" calcext:value-type="float">
            <text:p>-43.6</text:p>
          </table:table-cell>
          <table:table-cell office:value-type="float" office:value="-43.8" calcext:value-type="float">
            <text:p>-43.8</text:p>
          </table:table-cell>
          <table:table-cell office:value-type="float" office:value="-45.03" calcext:value-type="float">
            <text:p>-45.03</text:p>
          </table:table-cell>
          <table:table-cell office:value-type="float" office:value="-43.53" calcext:value-type="float">
            <text:p>-43.53</text:p>
          </table:table-cell>
          <table:table-cell office:value-type="float" office:value="-43.92" calcext:value-type="float">
            <text:p>-43.92</text:p>
          </table:table-cell>
          <table:table-cell office:value-type="float" office:value="-43.59" calcext:value-type="float">
            <text:p>-43.59</text:p>
          </table:table-cell>
          <table:table-cell office:value-type="float" office:value="-43.66" calcext:value-type="float">
            <text:p>-43.66</text:p>
          </table:table-cell>
          <table:table-cell office:value-type="float" office:value="-44.04" calcext:value-type="float">
            <text:p>-44.04</text:p>
          </table:table-cell>
          <table:table-cell office:value-type="float" office:value="-43.75" calcext:value-type="float">
            <text:p>-43.75</text:p>
          </table:table-cell>
          <table:table-cell office:value-type="float" office:value="-43.99" calcext:value-type="float">
            <text:p>-43.99</text:p>
          </table:table-cell>
          <table:table-cell office:value-type="float" office:value="-43.798" calcext:value-type="float">
            <text:p>-43.798</text:p>
          </table:table-cell>
          <table:table-cell office:value-type="float" office:value="0.336" calcext:value-type="float">
            <text:p>0.336</text:p>
          </table:table-cell>
          <table:table-cell office:value-type="float" office:value="0.1129" calcext:value-type="float">
            <text:p>0.1129</text:p>
          </table:table-cell>
          <table:table-cell office:value-type="string" calcext:value-type="string">
            <text:p><text:s/>B</text:p>
          </table:table-cell>
          <table:table-cell office:value-type="float" office:value="85" calcext:value-type="float">
            <text:p>85</text:p>
          </table:table-cell>
          <table:table-cell office:value-type="float" office:value="-43.798" calcext:value-type="float">
            <text:p>-43.798</text:p>
          </table:table-cell>
          <table:table-cell office:value-type="float" office:value="0.336" calcext:value-type="float">
            <text:p>0.336</text:p>
          </table:table-cell>
          <table:table-cell office:value-type="float" office:value="0.1129" calcext:value-type="float">
            <text:p>0.112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2.29" calcext:value-type="float">
            <text:p>-42.29</text:p>
          </table:table-cell>
          <table:table-cell office:value-type="float" office:value="-41.74" calcext:value-type="float">
            <text:p>-41.74</text:p>
          </table:table-cell>
          <table:table-cell office:value-type="float" office:value="-42.19" calcext:value-type="float">
            <text:p>-42.19</text:p>
          </table:table-cell>
          <table:table-cell office:value-type="float" office:value="-41.96" calcext:value-type="float">
            <text:p>-41.96</text:p>
          </table:table-cell>
          <table:table-cell office:value-type="float" office:value="-42.44" calcext:value-type="float">
            <text:p>-42.44</text:p>
          </table:table-cell>
          <table:table-cell office:value-type="float" office:value="-42.06" calcext:value-type="float">
            <text:p>-42.06</text:p>
          </table:table-cell>
          <table:table-cell office:value-type="float" office:value="-42.27" calcext:value-type="float">
            <text:p>-42.27</text:p>
          </table:table-cell>
          <table:table-cell office:value-type="float" office:value="-42.48" calcext:value-type="float">
            <text:p>-42.48</text:p>
          </table:table-cell>
          <table:table-cell office:value-type="float" office:value="-42.72" calcext:value-type="float">
            <text:p>-42.72</text:p>
          </table:table-cell>
          <table:table-cell office:value-type="float" office:value="-42.07" calcext:value-type="float">
            <text:p>-42.07</text:p>
          </table:table-cell>
          <table:table-cell office:value-type="float" office:value="-42.39" calcext:value-type="float">
            <text:p>-42.39</text:p>
          </table:table-cell>
          <table:table-cell office:value-type="float" office:value="-42.26" calcext:value-type="float">
            <text:p>-42.26</text:p>
          </table:table-cell>
          <table:table-cell office:value-type="float" office:value="-41.63" calcext:value-type="float">
            <text:p>-41.63</text:p>
          </table:table-cell>
          <table:table-cell office:value-type="float" office:value="-42.26" calcext:value-type="float">
            <text:p>-42.26</text:p>
          </table:table-cell>
          <table:table-cell office:value-type="float" office:value="-42.12" calcext:value-type="float">
            <text:p>-42.12</text:p>
          </table:table-cell>
          <table:table-cell office:value-type="float" office:value="-42.36" calcext:value-type="float">
            <text:p>-42.36</text:p>
          </table:table-cell>
          <table:table-cell office:value-type="float" office:value="-42.37" calcext:value-type="float">
            <text:p>-42.37</text:p>
          </table:table-cell>
          <table:table-cell office:value-type="float" office:value="-42.69" calcext:value-type="float">
            <text:p>-42.69</text:p>
          </table:table-cell>
          <table:table-cell office:value-type="float" office:value="-42.81" calcext:value-type="float">
            <text:p>-42.81</text:p>
          </table:table-cell>
          <table:table-cell office:value-type="float" office:value="-42.49" calcext:value-type="float">
            <text:p>-42.49</text:p>
          </table:table-cell>
          <table:table-cell office:value-type="float" office:value="-42.16" calcext:value-type="float">
            <text:p>-42.16</text:p>
          </table:table-cell>
          <table:table-cell office:value-type="float" office:value="-42.3" calcext:value-type="float">
            <text:p>-42.3</text:p>
          </table:table-cell>
          <table:table-cell office:value-type="float" office:value="-42.35" calcext:value-type="float">
            <text:p>-42.35</text:p>
          </table:table-cell>
          <table:table-cell office:value-type="float" office:value="-42.24" calcext:value-type="float">
            <text:p>-42.24</text:p>
          </table:table-cell>
          <table:table-cell office:value-type="float" office:value="-42.37" calcext:value-type="float">
            <text:p>-42.37</text:p>
          </table:table-cell>
          <table:table-cell office:value-type="float" office:value="-42.5" calcext:value-type="float">
            <text:p>-42.5</text:p>
          </table:table-cell>
          <table:table-cell office:value-type="float" office:value="-42.28" calcext:value-type="float">
            <text:p>-42.28</text:p>
          </table:table-cell>
          <table:table-cell office:value-type="float" office:value="-42.41" calcext:value-type="float">
            <text:p>-42.41</text:p>
          </table:table-cell>
          <table:table-cell office:value-type="float" office:value="-43.08" calcext:value-type="float">
            <text:p>-43.08</text:p>
          </table:table-cell>
          <table:table-cell office:value-type="float" office:value="-42.31" calcext:value-type="float">
            <text:p>-42.31</text:p>
          </table:table-cell>
          <table:table-cell office:value-type="float" office:value="-42.32" calcext:value-type="float">
            <text:p>-42.32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0803" calcext:value-type="float">
            <text:p>0.0803</text:p>
          </table:table-cell>
          <table:table-cell office:value-type="string" calcext:value-type="string">
            <text:p><text:s/>B</text:p>
          </table:table-cell>
          <table:table-cell office:value-type="float" office:value="90" calcext:value-type="float">
            <text:p>90</text:p>
          </table:table-cell>
          <table:table-cell office:value-type="float" office:value="-42.32" calcext:value-type="float">
            <text:p>-42.32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0803" calcext:value-type="float">
            <text:p>0.080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8.69" calcext:value-type="float">
            <text:p>-38.69</text:p>
          </table:table-cell>
          <table:table-cell office:value-type="float" office:value="-39.41" calcext:value-type="float">
            <text:p>-39.41</text:p>
          </table:table-cell>
          <table:table-cell office:value-type="float" office:value="-39.34" calcext:value-type="float">
            <text:p>-39.34</text:p>
          </table:table-cell>
          <table:table-cell office:value-type="float" office:value="-38.91" calcext:value-type="float">
            <text:p>-38.91</text:p>
          </table:table-cell>
          <table:table-cell office:value-type="float" office:value="-38.42" calcext:value-type="float">
            <text:p>-38.42</text:p>
          </table:table-cell>
          <table:table-cell office:value-type="float" office:value="-39.09" calcext:value-type="float">
            <text:p>-39.09</text:p>
          </table:table-cell>
          <table:table-cell office:value-type="float" office:value="-38.78" calcext:value-type="float">
            <text:p>-38.78</text:p>
          </table:table-cell>
          <table:table-cell office:value-type="float" office:value="-39.22" calcext:value-type="float">
            <text:p>-39.22</text:p>
          </table:table-cell>
          <table:table-cell office:value-type="float" office:value="-38.77" calcext:value-type="float">
            <text:p>-38.77</text:p>
          </table:table-cell>
          <table:table-cell office:value-type="float" office:value="-38.95" calcext:value-type="float">
            <text:p>-38.95</text:p>
          </table:table-cell>
          <table:table-cell office:value-type="float" office:value="-38.63" calcext:value-type="float">
            <text:p>-38.63</text:p>
          </table:table-cell>
          <table:table-cell office:value-type="float" office:value="-39.48" calcext:value-type="float">
            <text:p>-39.48</text:p>
          </table:table-cell>
          <table:table-cell office:value-type="float" office:value="-38.61" calcext:value-type="float">
            <text:p>-38.61</text:p>
          </table:table-cell>
          <table:table-cell office:value-type="float" office:value="-38.87" calcext:value-type="float">
            <text:p>-38.87</text:p>
          </table:table-cell>
          <table:table-cell office:value-type="float" office:value="-38.88" calcext:value-type="float">
            <text:p>-38.88</text:p>
          </table:table-cell>
          <table:table-cell office:value-type="float" office:value="-39.06" calcext:value-type="float">
            <text:p>-39.06</text:p>
          </table:table-cell>
          <table:table-cell office:value-type="float" office:value="-39.09" calcext:value-type="float">
            <text:p>-39.09</text:p>
          </table:table-cell>
          <table:table-cell office:value-type="float" office:value="-38.72" calcext:value-type="float">
            <text:p>-38.72</text:p>
          </table:table-cell>
          <table:table-cell office:value-type="float" office:value="-38.92" calcext:value-type="float">
            <text:p>-38.92</text:p>
          </table:table-cell>
          <table:table-cell office:value-type="float" office:value="-39.04" calcext:value-type="float">
            <text:p>-39.04</text:p>
          </table:table-cell>
          <table:table-cell office:value-type="float" office:value="-38.66" calcext:value-type="float">
            <text:p>-38.66</text:p>
          </table:table-cell>
          <table:table-cell office:value-type="float" office:value="-39.63" calcext:value-type="float">
            <text:p>-39.63</text:p>
          </table:table-cell>
          <table:table-cell office:value-type="float" office:value="-39.38" calcext:value-type="float">
            <text:p>-39.38</text:p>
          </table:table-cell>
          <table:table-cell office:value-type="float" office:value="-38.85" calcext:value-type="float">
            <text:p>-38.85</text:p>
          </table:table-cell>
          <table:table-cell office:value-type="float" office:value="-39.65" calcext:value-type="float">
            <text:p>-39.65</text:p>
          </table:table-cell>
          <table:table-cell office:value-type="float" office:value="-38.96" calcext:value-type="float">
            <text:p>-38.96</text:p>
          </table:table-cell>
          <table:table-cell office:value-type="float" office:value="-38.74" calcext:value-type="float">
            <text:p>-38.74</text:p>
          </table:table-cell>
          <table:table-cell office:value-type="float" office:value="-38.87" calcext:value-type="float">
            <text:p>-38.87</text:p>
          </table:table-cell>
          <table:table-cell office:value-type="float" office:value="-38.78" calcext:value-type="float">
            <text:p>-38.78</text:p>
          </table:table-cell>
          <table:table-cell office:value-type="float" office:value="-39.06" calcext:value-type="float">
            <text:p>-39.06</text:p>
          </table:table-cell>
          <table:table-cell office:value-type="float" office:value="-38.982" calcext:value-type="float">
            <text:p>-38.982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921" calcext:value-type="float">
            <text:p>0.0921</text:p>
          </table:table-cell>
          <table:table-cell office:value-type="string" calcext:value-type="string">
            <text:p><text:s/>B</text:p>
          </table:table-cell>
          <table:table-cell office:value-type="float" office:value="95" calcext:value-type="float">
            <text:p>95</text:p>
          </table:table-cell>
          <table:table-cell office:value-type="float" office:value="-38.982" calcext:value-type="float">
            <text:p>-38.982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921" calcext:value-type="float">
            <text:p>0.092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7.27" calcext:value-type="float">
            <text:p>-37.27</text:p>
          </table:table-cell>
          <table:table-cell office:value-type="float" office:value="-37.28" calcext:value-type="float">
            <text:p>-37.28</text:p>
          </table:table-cell>
          <table:table-cell office:value-type="float" office:value="-37.69" calcext:value-type="float">
            <text:p>-37.69</text:p>
          </table:table-cell>
          <table:table-cell office:value-type="float" office:value="-38.05" calcext:value-type="float">
            <text:p>-38.05</text:p>
          </table:table-cell>
          <table:table-cell office:value-type="float" office:value="-37.04" calcext:value-type="float">
            <text:p>-37.04</text:p>
          </table:table-cell>
          <table:table-cell office:value-type="float" office:value="-37.22" calcext:value-type="float">
            <text:p>-37.22</text:p>
          </table:table-cell>
          <table:table-cell office:value-type="float" office:value="-37.29" calcext:value-type="float">
            <text:p>-37.29</text:p>
          </table:table-cell>
          <table:table-cell office:value-type="float" office:value="-37.1" calcext:value-type="float">
            <text:p>-37.1</text:p>
          </table:table-cell>
          <table:table-cell office:value-type="float" office:value="-37.24" calcext:value-type="float">
            <text:p>-37.24</text:p>
          </table:table-cell>
          <table:table-cell office:value-type="float" office:value="-37.4" calcext:value-type="float">
            <text:p>-37.4</text:p>
          </table:table-cell>
          <table:table-cell office:value-type="float" office:value="-37.19" calcext:value-type="float">
            <text:p>-37.19</text:p>
          </table:table-cell>
          <table:table-cell office:value-type="float" office:value="-37.27" calcext:value-type="float">
            <text:p>-37.27</text:p>
          </table:table-cell>
          <table:table-cell office:value-type="float" office:value="-37.21" calcext:value-type="float">
            <text:p>-37.21</text:p>
          </table:table-cell>
          <table:table-cell office:value-type="float" office:value="-37.65" calcext:value-type="float">
            <text:p>-37.65</text:p>
          </table:table-cell>
          <table:table-cell office:value-type="float" office:value="-38.01" calcext:value-type="float">
            <text:p>-38.01</text:p>
          </table:table-cell>
          <table:table-cell office:value-type="float" office:value="-37.55" calcext:value-type="float">
            <text:p>-37.55</text:p>
          </table:table-cell>
          <table:table-cell office:value-type="float" office:value="-37.27" calcext:value-type="float">
            <text:p>-37.27</text:p>
          </table:table-cell>
          <table:table-cell office:value-type="float" office:value="-37.3" calcext:value-type="float">
            <text:p>-37.3</text:p>
          </table:table-cell>
          <table:table-cell office:value-type="float" office:value="-37.45" calcext:value-type="float">
            <text:p>-37.45</text:p>
          </table:table-cell>
          <table:table-cell office:value-type="float" office:value="-37.18" calcext:value-type="float">
            <text:p>-37.18</text:p>
          </table:table-cell>
          <table:table-cell office:value-type="float" office:value="-37.27" calcext:value-type="float">
            <text:p>-37.27</text:p>
          </table:table-cell>
          <table:table-cell office:value-type="float" office:value="-37.5" calcext:value-type="float">
            <text:p>-37.5</text:p>
          </table:table-cell>
          <table:table-cell office:value-type="float" office:value="-37.32" calcext:value-type="float">
            <text:p>-37.32</text:p>
          </table:table-cell>
          <table:table-cell office:value-type="float" office:value="-37.13" calcext:value-type="float">
            <text:p>-37.13</text:p>
          </table:table-cell>
          <table:table-cell office:value-type="float" office:value="-37.89" calcext:value-type="float">
            <text:p>-37.89</text:p>
          </table:table-cell>
          <table:table-cell office:value-type="float" office:value="-37.38" calcext:value-type="float">
            <text:p>-37.38</text:p>
          </table:table-cell>
          <table:table-cell office:value-type="float" office:value="-36.95" calcext:value-type="float">
            <text:p>-36.95</text:p>
          </table:table-cell>
          <table:table-cell office:value-type="float" office:value="-37.27" calcext:value-type="float">
            <text:p>-37.27</text:p>
          </table:table-cell>
          <table:table-cell office:value-type="float" office:value="-37.19" calcext:value-type="float">
            <text:p>-37.19</text:p>
          </table:table-cell>
          <table:table-cell office:value-type="float" office:value="-37.64" calcext:value-type="float">
            <text:p>-37.64</text:p>
          </table:table-cell>
          <table:table-cell office:value-type="float" office:value="-37.3733" calcext:value-type="float">
            <text:p>-37.373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702" calcext:value-type="float">
            <text:p>0.0702</text:p>
          </table:table-cell>
          <table:table-cell office:value-type="string" calcext:value-type="string">
            <text:p><text:s/>B</text:p>
          </table:table-cell>
          <table:table-cell office:value-type="float" office:value="100" calcext:value-type="float">
            <text:p>100</text:p>
          </table:table-cell>
          <table:table-cell office:value-type="float" office:value="-37.3733" calcext:value-type="float">
            <text:p>-37.373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702" calcext:value-type="float">
            <text:p>0.0702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5.5" calcext:value-type="float">
            <text:p>-35.5</text:p>
          </table:table-cell>
          <table:table-cell office:value-type="float" office:value="-35.57" calcext:value-type="float">
            <text:p>-35.57</text:p>
          </table:table-cell>
          <table:table-cell office:value-type="float" office:value="-35.42" calcext:value-type="float">
            <text:p>-35.42</text:p>
          </table:table-cell>
          <table:table-cell office:value-type="float" office:value="-35.81" calcext:value-type="float">
            <text:p>-35.8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5.48" calcext:value-type="float">
            <text:p>-35.48</text:p>
          </table:table-cell>
          <table:table-cell office:value-type="float" office:value="-35.57" calcext:value-type="float">
            <text:p>-35.57</text:p>
          </table:table-cell>
          <table:table-cell office:value-type="float" office:value="-35.69" calcext:value-type="float">
            <text:p>-35.69</text:p>
          </table:table-cell>
          <table:table-cell office:value-type="float" office:value="-35.47" calcext:value-type="float">
            <text:p>-35.47</text:p>
          </table:table-cell>
          <table:table-cell office:value-type="float" office:value="-35.59" calcext:value-type="float">
            <text:p>-35.59</text:p>
          </table:table-cell>
          <table:table-cell office:value-type="float" office:value="-35.77" calcext:value-type="float">
            <text:p>-35.77</text:p>
          </table:table-cell>
          <table:table-cell office:value-type="float" office:value="-35.62" calcext:value-type="float">
            <text:p>-35.62</text:p>
          </table:table-cell>
          <table:table-cell office:value-type="float" office:value="-35.52" calcext:value-type="float">
            <text:p>-35.52</text:p>
          </table:table-cell>
          <table:table-cell office:value-type="float" office:value="-35.67" calcext:value-type="float">
            <text:p>-35.67</text:p>
          </table:table-cell>
          <table:table-cell office:value-type="float" office:value="-35.62" calcext:value-type="float">
            <text:p>-35.62</text:p>
          </table:table-cell>
          <table:table-cell office:value-type="float" office:value="-35.44" calcext:value-type="float">
            <text:p>-35.44</text:p>
          </table:table-cell>
          <table:table-cell office:value-type="float" office:value="-35.6" calcext:value-type="float">
            <text:p>-35.6</text:p>
          </table:table-cell>
          <table:table-cell office:value-type="float" office:value="-35.84" calcext:value-type="float">
            <text:p>-35.84</text:p>
          </table:table-cell>
          <table:table-cell office:value-type="float" office:value="-35.65" calcext:value-type="float">
            <text:p>-35.65</text:p>
          </table:table-cell>
          <table:table-cell office:value-type="float" office:value="-35.66" calcext:value-type="float">
            <text:p>-35.66</text:p>
          </table:table-cell>
          <table:table-cell office:value-type="float" office:value="-35.5" calcext:value-type="float">
            <text:p>-35.5</text:p>
          </table:table-cell>
          <table:table-cell office:value-type="float" office:value="-35.64" calcext:value-type="float">
            <text:p>-35.64</text:p>
          </table:table-cell>
          <table:table-cell office:value-type="float" office:value="-35.47" calcext:value-type="float">
            <text:p>-35.47</text:p>
          </table:table-cell>
          <table:table-cell office:value-type="float" office:value="-35.57" calcext:value-type="float">
            <text:p>-35.57</text:p>
          </table:table-cell>
          <table:table-cell office:value-type="float" office:value="-36.11" calcext:value-type="float">
            <text:p>-36.11</text:p>
          </table:table-cell>
          <table:table-cell office:value-type="float" office:value="-35.51" calcext:value-type="float">
            <text:p>-35.51</text:p>
          </table:table-cell>
          <table:table-cell office:value-type="float" office:value="-35.7" calcext:value-type="float">
            <text:p>-35.7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5.46" calcext:value-type="float">
            <text:p>-35.46</text:p>
          </table:table-cell>
          <table:table-cell office:value-type="float" office:value="-35.68" calcext:value-type="float">
            <text:p>-35.68</text:p>
          </table:table-cell>
          <table:table-cell office:value-type="float" office:value="-35.6083" calcext:value-type="float">
            <text:p>-35.6083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<text:s/>B</text:p>
          </table:table-cell>
          <table:table-cell office:value-type="float" office:value="105" calcext:value-type="float">
            <text:p>105</text:p>
          </table:table-cell>
          <table:table-cell office:value-type="float" office:value="-35.6083" calcext:value-type="float">
            <text:p>-35.6083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4.23" calcext:value-type="float">
            <text:p>-34.23</text:p>
          </table:table-cell>
          <table:table-cell office:value-type="float" office:value="-34.75" calcext:value-type="float">
            <text:p>-34.75</text:p>
          </table:table-cell>
          <table:table-cell office:value-type="float" office:value="-34.1" calcext:value-type="float">
            <text:p>-34.1</text:p>
          </table:table-cell>
          <table:table-cell office:value-type="float" office:value="-34.57" calcext:value-type="float">
            <text:p>-34.57</text:p>
          </table:table-cell>
          <table:table-cell office:value-type="float" office:value="-34.31" calcext:value-type="float">
            <text:p>-34.31</text:p>
          </table:table-cell>
          <table:table-cell office:value-type="float" office:value="-34.54" calcext:value-type="float">
            <text:p>-34.54</text:p>
          </table:table-cell>
          <table:table-cell office:value-type="float" office:value="-34.35" calcext:value-type="float">
            <text:p>-34.35</text:p>
          </table:table-cell>
          <table:table-cell office:value-type="float" office:value="-34.41" calcext:value-type="float">
            <text:p>-34.41</text:p>
          </table:table-cell>
          <table:table-cell office:value-type="float" office:value="-34.22" calcext:value-type="float">
            <text:p>-34.22</text:p>
          </table:table-cell>
          <table:table-cell office:value-type="float" office:value="-34.53" calcext:value-type="float">
            <text:p>-34.53</text:p>
          </table:table-cell>
          <table:table-cell office:value-type="float" office:value="-34.34" calcext:value-type="float">
            <text:p>-34.34</text:p>
          </table:table-cell>
          <table:table-cell office:value-type="float" office:value="-34.92" calcext:value-type="float">
            <text:p>-34.92</text:p>
          </table:table-cell>
          <table:table-cell office:value-type="float" office:value="-34.43" calcext:value-type="float">
            <text:p>-34.43</text:p>
          </table:table-cell>
          <table:table-cell office:value-type="float" office:value="-34.48" calcext:value-type="float">
            <text:p>-34.48</text:p>
          </table:table-cell>
          <table:table-cell office:value-type="float" office:value="-34.39" calcext:value-type="float">
            <text:p>-34.39</text:p>
          </table:table-cell>
          <table:table-cell office:value-type="float" office:value="-34.41" calcext:value-type="float">
            <text:p>-34.41</text:p>
          </table:table-cell>
          <table:table-cell office:value-type="float" office:value="-37.19" calcext:value-type="float">
            <text:p>-37.19</text:p>
          </table:table-cell>
          <table:table-cell office:value-type="float" office:value="-34.42" calcext:value-type="float">
            <text:p>-34.42</text:p>
          </table:table-cell>
          <table:table-cell office:value-type="float" office:value="-34.05" calcext:value-type="float">
            <text:p>-34.05</text:p>
          </table:table-cell>
          <table:table-cell office:value-type="float" office:value="-34.41" calcext:value-type="float">
            <text:p>-34.41</text:p>
          </table:table-cell>
          <table:table-cell office:value-type="float" office:value="-34.83" calcext:value-type="float">
            <text:p>-34.83</text:p>
          </table:table-cell>
          <table:table-cell office:value-type="float" office:value="-33.95" calcext:value-type="float">
            <text:p>-33.95</text:p>
          </table:table-cell>
          <table:table-cell office:value-type="float" office:value="-34.47" calcext:value-type="float">
            <text:p>-34.47</text:p>
          </table:table-cell>
          <table:table-cell office:value-type="float" office:value="-34.64" calcext:value-type="float">
            <text:p>-34.64</text:p>
          </table:table-cell>
          <table:table-cell office:value-type="float" office:value="-34.36" calcext:value-type="float">
            <text:p>-34.36</text:p>
          </table:table-cell>
          <table:table-cell office:value-type="float" office:value="-34.44" calcext:value-type="float">
            <text:p>-34.44</text:p>
          </table:table-cell>
          <table:table-cell office:value-type="float" office:value="-33.35" calcext:value-type="float">
            <text:p>-33.35</text:p>
          </table:table-cell>
          <table:table-cell office:value-type="float" office:value="-34.58" calcext:value-type="float">
            <text:p>-34.58</text:p>
          </table:table-cell>
          <table:table-cell office:value-type="float" office:value="-34.29" calcext:value-type="float">
            <text:p>-34.29</text:p>
          </table:table-cell>
          <table:table-cell office:value-type="float" office:value="-34.72" calcext:value-type="float">
            <text:p>-34.72</text:p>
          </table:table-cell>
          <table:table-cell office:value-type="float" office:value="-34.4893" calcext:value-type="float">
            <text:p>-34.4893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3334" calcext:value-type="float">
            <text:p>0.3334</text:p>
          </table:table-cell>
          <table:table-cell office:value-type="string" calcext:value-type="string">
            <text:p><text:s/>B</text:p>
          </table:table-cell>
          <table:table-cell office:value-type="float" office:value="110" calcext:value-type="float">
            <text:p>110</text:p>
          </table:table-cell>
          <table:table-cell office:value-type="float" office:value="-34.4893" calcext:value-type="float">
            <text:p>-34.4893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3334" calcext:value-type="float">
            <text:p>0.333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3.32" calcext:value-type="float">
            <text:p>-33.32</text:p>
          </table:table-cell>
          <table:table-cell office:value-type="float" office:value="-33.28" calcext:value-type="float">
            <text:p>-33.28</text:p>
          </table:table-cell>
          <table:table-cell office:value-type="float" office:value="-33.29" calcext:value-type="float">
            <text:p>-33.29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18" calcext:value-type="float">
            <text:p>-33.18</text:p>
          </table:table-cell>
          <table:table-cell office:value-type="float" office:value="-33.25" calcext:value-type="float">
            <text:p>-33.25</text:p>
          </table:table-cell>
          <table:table-cell office:value-type="float" office:value="-33.1" calcext:value-type="float">
            <text:p>-33.1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04" calcext:value-type="float">
            <text:p>-33.04</text:p>
          </table:table-cell>
          <table:table-cell office:value-type="float" office:value="-33.21" calcext:value-type="float">
            <text:p>-33.21</text:p>
          </table:table-cell>
          <table:table-cell office:value-type="float" office:value="-33.56" calcext:value-type="float">
            <text:p>-33.56</text:p>
          </table:table-cell>
          <table:table-cell office:value-type="float" office:value="-32.44" calcext:value-type="float">
            <text:p>-32.44</text:p>
          </table:table-cell>
          <table:table-cell office:value-type="float" office:value="-33.2" calcext:value-type="float">
            <text:p>-33.2</text:p>
          </table:table-cell>
          <table:table-cell office:value-type="float" office:value="-33.65" calcext:value-type="float">
            <text:p>-33.65</text:p>
          </table:table-cell>
          <table:table-cell office:value-type="float" office:value="-33.17" calcext:value-type="float">
            <text:p>-33.17</text:p>
          </table:table-cell>
          <table:table-cell office:value-type="float" office:value="-33.24" calcext:value-type="float">
            <text:p>-33.24</text:p>
          </table:table-cell>
          <table:table-cell office:value-type="float" office:value="-33.23" calcext:value-type="float">
            <text:p>-33.23</text:p>
          </table:table-cell>
          <table:table-cell office:value-type="float" office:value="-33.5" calcext:value-type="float">
            <text:p>-33.5</text:p>
          </table:table-cell>
          <table:table-cell office:value-type="float" office:value="-33.09" calcext:value-type="float">
            <text:p>-33.09</text:p>
          </table:table-cell>
          <table:table-cell office:value-type="float" office:value="-33.44" calcext:value-type="float">
            <text:p>-33.44</text:p>
          </table:table-cell>
          <table:table-cell office:value-type="float" office:value="-33.74" calcext:value-type="float">
            <text:p>-33.74</text:p>
          </table:table-cell>
          <table:table-cell office:value-type="float" office:value="-33.48" calcext:value-type="float">
            <text:p>-33.48</text:p>
          </table:table-cell>
          <table:table-cell office:value-type="float" office:value="-33.61" calcext:value-type="float">
            <text:p>-33.61</text:p>
          </table:table-cell>
          <table:table-cell office:value-type="float" office:value="-33.11" calcext:value-type="float">
            <text:p>-33.11</text:p>
          </table:table-cell>
          <table:table-cell office:value-type="float" office:value="-33.23" calcext:value-type="float">
            <text:p>-33.23</text:p>
          </table:table-cell>
          <table:table-cell office:value-type="float" office:value="-32.28" calcext:value-type="float">
            <text:p>-32.28</text:p>
          </table:table-cell>
          <table:table-cell office:value-type="float" office:value="-33.23" calcext:value-type="float">
            <text:p>-33.23</text:p>
          </table:table-cell>
          <table:table-cell office:value-type="float" office:value="-33.26" calcext:value-type="float">
            <text:p>-33.26</text:p>
          </table:table-cell>
          <table:table-cell office:value-type="float" office:value="-32.96" calcext:value-type="float">
            <text:p>-32.96</text:p>
          </table:table-cell>
          <table:table-cell office:value-type="float" office:value="-33.94" calcext:value-type="float">
            <text:p>-33.94</text:p>
          </table:table-cell>
          <table:table-cell office:value-type="float" office:value="-33.2597" calcext:value-type="float">
            <text:p>-33.259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1034" calcext:value-type="float">
            <text:p>0.1034</text:p>
          </table:table-cell>
          <table:table-cell office:value-type="string" calcext:value-type="string">
            <text:p><text:s/>B</text:p>
          </table:table-cell>
          <table:table-cell office:value-type="float" office:value="115" calcext:value-type="float">
            <text:p>115</text:p>
          </table:table-cell>
          <table:table-cell office:value-type="float" office:value="-33.2597" calcext:value-type="float">
            <text:p>-33.259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1034" calcext:value-type="float">
            <text:p>0.103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2.12" calcext:value-type="float">
            <text:p>-32.12</text:p>
          </table:table-cell>
          <table:table-cell office:value-type="float" office:value="-33.09" calcext:value-type="float">
            <text:p>-33.09</text:p>
          </table:table-cell>
          <table:table-cell office:value-type="float" office:value="-32.39" calcext:value-type="float">
            <text:p>-32.39</text:p>
          </table:table-cell>
          <table:table-cell office:value-type="float" office:value="-32.45" calcext:value-type="float">
            <text:p>-32.45</text:p>
          </table:table-cell>
          <table:table-cell office:value-type="float" office:value="-32.6" calcext:value-type="float">
            <text:p>-32.6</text:p>
          </table:table-cell>
          <table:table-cell office:value-type="float" office:value="-32.5" calcext:value-type="float">
            <text:p>-32.5</text:p>
          </table:table-cell>
          <table:table-cell office:value-type="float" office:value="-32.38" calcext:value-type="float">
            <text:p>-32.38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29" calcext:value-type="float">
            <text:p>-32.29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3.23" calcext:value-type="float">
            <text:p>-33.23</text:p>
          </table:table-cell>
          <table:table-cell office:value-type="float" office:value="-33.11" calcext:value-type="float">
            <text:p>-33.11</text:p>
          </table:table-cell>
          <table:table-cell table:number-columns-repeated="2" office:value-type="float" office:value="-32.5" calcext:value-type="float">
            <text:p>-32.5</text:p>
          </table:table-cell>
          <table:table-cell office:value-type="float" office:value="-32.21" calcext:value-type="float">
            <text:p>-32.21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37" calcext:value-type="float">
            <text:p>-32.37</text:p>
          </table:table-cell>
          <table:table-cell office:value-type="float" office:value="-32.38" calcext:value-type="float">
            <text:p>-32.38</text:p>
          </table:table-cell>
          <table:table-cell office:value-type="float" office:value="-32.65" calcext:value-type="float">
            <text:p>-32.6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39" calcext:value-type="float">
            <text:p>-32.39</text:p>
          </table:table-cell>
          <table:table-cell office:value-type="float" office:value="-32.79" calcext:value-type="float">
            <text:p>-32.79</text:p>
          </table:table-cell>
          <table:table-cell office:value-type="float" office:value="-32.46" calcext:value-type="float">
            <text:p>-32.46</text:p>
          </table:table-cell>
          <table:table-cell office:value-type="float" office:value="-32.59" calcext:value-type="float">
            <text:p>-32.59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1.6" calcext:value-type="float">
            <text:p>-31.6</text:p>
          </table:table-cell>
          <table:table-cell office:value-type="float" office:value="-32.36" calcext:value-type="float">
            <text:p>-32.36</text:p>
          </table:table-cell>
          <table:table-cell office:value-type="float" office:value="-32.53" calcext:value-type="float">
            <text:p>-32.53</text:p>
          </table:table-cell>
          <table:table-cell office:value-type="float" office:value="-32.57" calcext:value-type="float">
            <text:p>-32.57</text:p>
          </table:table-cell>
          <table:table-cell office:value-type="float" office:value="-32.4917" calcext:value-type="float">
            <text:p>-32.4917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0859" calcext:value-type="float">
            <text:p>0.0859</text:p>
          </table:table-cell>
          <table:table-cell office:value-type="string" calcext:value-type="string">
            <text:p><text:s/>B</text:p>
          </table:table-cell>
          <table:table-cell office:value-type="float" office:value="120" calcext:value-type="float">
            <text:p>120</text:p>
          </table:table-cell>
          <table:table-cell office:value-type="float" office:value="-32.4917" calcext:value-type="float">
            <text:p>-32.4917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0859" calcext:value-type="float">
            <text:p>0.085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1.66" calcext:value-type="float">
            <text:p>-31.66</text:p>
          </table:table-cell>
          <table:table-cell office:value-type="float" office:value="-31.5" calcext:value-type="float">
            <text:p>-31.5</text:p>
          </table:table-cell>
          <table:table-cell office:value-type="float" office:value="-31.59" calcext:value-type="float">
            <text:p>-31.59</text:p>
          </table:table-cell>
          <table:table-cell office:value-type="float" office:value="-31.76" calcext:value-type="float">
            <text:p>-31.76</text:p>
          </table:table-cell>
          <table:table-cell office:value-type="float" office:value="-31.42" calcext:value-type="float">
            <text:p>-31.42</text:p>
          </table:table-cell>
          <table:table-cell office:value-type="float" office:value="-32.32" calcext:value-type="float">
            <text:p>-32.32</text:p>
          </table:table-cell>
          <table:table-cell office:value-type="float" office:value="-31.6" calcext:value-type="float">
            <text:p>-31.6</text:p>
          </table:table-cell>
          <table:table-cell office:value-type="float" office:value="-31.99" calcext:value-type="float">
            <text:p>-31.99</text:p>
          </table:table-cell>
          <table:table-cell office:value-type="float" office:value="-31.67" calcext:value-type="float">
            <text:p>-31.67</text:p>
          </table:table-cell>
          <table:table-cell office:value-type="float" office:value="-31.59" calcext:value-type="float">
            <text:p>-31.59</text:p>
          </table:table-cell>
          <table:table-cell office:value-type="float" office:value="-31.54" calcext:value-type="float">
            <text:p>-31.54</text:p>
          </table:table-cell>
          <table:table-cell office:value-type="float" office:value="-31.61" calcext:value-type="float">
            <text:p>-31.61</text:p>
          </table:table-cell>
          <table:table-cell office:value-type="float" office:value="-31.75" calcext:value-type="float">
            <text:p>-31.75</text:p>
          </table:table-cell>
          <table:table-cell office:value-type="float" office:value="-31.61" calcext:value-type="float">
            <text:p>-31.61</text:p>
          </table:table-cell>
          <table:table-cell office:value-type="float" office:value="-31.48" calcext:value-type="float">
            <text:p>-31.48</text:p>
          </table:table-cell>
          <table:table-cell office:value-type="float" office:value="-31.76" calcext:value-type="float">
            <text:p>-31.76</text:p>
          </table:table-cell>
          <table:table-cell office:value-type="float" office:value="-32.04" calcext:value-type="float">
            <text:p>-32.04</text:p>
          </table:table-cell>
          <table:table-cell office:value-type="float" office:value="-31.57" calcext:value-type="float">
            <text:p>-31.57</text:p>
          </table:table-cell>
          <table:table-cell office:value-type="float" office:value="-31.52" calcext:value-type="float">
            <text:p>-31.52</text:p>
          </table:table-cell>
          <table:table-cell office:value-type="float" office:value="-31.73" calcext:value-type="float">
            <text:p>-31.73</text:p>
          </table:table-cell>
          <table:table-cell office:value-type="float" office:value="-31.69" calcext:value-type="float">
            <text:p>-31.69</text:p>
          </table:table-cell>
          <table:table-cell office:value-type="float" office:value="-31.61" calcext:value-type="float">
            <text:p>-31.61</text:p>
          </table:table-cell>
          <table:table-cell office:value-type="float" office:value="-31.79" calcext:value-type="float">
            <text:p>-31.79</text:p>
          </table:table-cell>
          <table:table-cell office:value-type="float" office:value="-31.7" calcext:value-type="float">
            <text:p>-31.7</text:p>
          </table:table-cell>
          <table:table-cell office:value-type="float" office:value="-31.62" calcext:value-type="float">
            <text:p>-31.62</text:p>
          </table:table-cell>
          <table:table-cell office:value-type="float" office:value="-32.01" calcext:value-type="float">
            <text:p>-32.01</text:p>
          </table:table-cell>
          <table:table-cell office:value-type="float" office:value="-31.72" calcext:value-type="float">
            <text:p>-31.72</text:p>
          </table:table-cell>
          <table:table-cell office:value-type="float" office:value="-31.63" calcext:value-type="float">
            <text:p>-31.63</text:p>
          </table:table-cell>
          <table:table-cell office:value-type="float" office:value="-31.59" calcext:value-type="float">
            <text:p>-31.59</text:p>
          </table:table-cell>
          <table:table-cell office:value-type="float" office:value="-31.54" calcext:value-type="float">
            <text:p>-31.54</text:p>
          </table:table-cell>
          <table:table-cell office:value-type="float" office:value="-31.687" calcext:value-type="float">
            <text:p>-31.68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349" calcext:value-type="float">
            <text:p>0.0349</text:p>
          </table:table-cell>
          <table:table-cell office:value-type="string" calcext:value-type="string">
            <text:p><text:s/>B</text:p>
          </table:table-cell>
          <table:table-cell office:value-type="float" office:value="125" calcext:value-type="float">
            <text:p>125</text:p>
          </table:table-cell>
          <table:table-cell office:value-type="float" office:value="-31.687" calcext:value-type="float">
            <text:p>-31.68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349" calcext:value-type="float">
            <text:p>0.034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0.84" calcext:value-type="float">
            <text:p>-30.84</text:p>
          </table:table-cell>
          <table:table-cell office:value-type="float" office:value="-31.22" calcext:value-type="float">
            <text:p>-31.22</text:p>
          </table:table-cell>
          <table:table-cell office:value-type="float" office:value="-30.92" calcext:value-type="float">
            <text:p>-30.92</text:p>
          </table:table-cell>
          <table:table-cell office:value-type="float" office:value="-31.47" calcext:value-type="float">
            <text:p>-31.47</text:p>
          </table:table-cell>
          <table:table-cell office:value-type="float" office:value="-30.9" calcext:value-type="float">
            <text:p>-30.9</text:p>
          </table:table-cell>
          <table:table-cell office:value-type="float" office:value="-30.8" calcext:value-type="float">
            <text:p>-30.8</text:p>
          </table:table-cell>
          <table:table-cell office:value-type="float" office:value="-30.91" calcext:value-type="float">
            <text:p>-30.91</text:p>
          </table:table-cell>
          <table:table-cell office:value-type="float" office:value="-31.27" calcext:value-type="float">
            <text:p>-31.27</text:p>
          </table:table-cell>
          <table:table-cell office:value-type="float" office:value="-30.19" calcext:value-type="float">
            <text:p>-30.19</text:p>
          </table:table-cell>
          <table:table-cell office:value-type="float" office:value="-31.07" calcext:value-type="float">
            <text:p>-31.07</text:p>
          </table:table-cell>
          <table:table-cell office:value-type="float" office:value="-30.9" calcext:value-type="float">
            <text:p>-30.9</text:p>
          </table:table-cell>
          <table:table-cell office:value-type="float" office:value="-30.91" calcext:value-type="float">
            <text:p>-30.91</text:p>
          </table:table-cell>
          <table:table-cell office:value-type="float" office:value="-31.14" calcext:value-type="float">
            <text:p>-31.14</text:p>
          </table:table-cell>
          <table:table-cell office:value-type="float" office:value="-30.93" calcext:value-type="float">
            <text:p>-30.93</text:p>
          </table:table-cell>
          <table:table-cell office:value-type="float" office:value="-30.88" calcext:value-type="float">
            <text:p>-30.88</text:p>
          </table:table-cell>
          <table:table-cell office:value-type="float" office:value="-31.05" calcext:value-type="float">
            <text:p>-31.05</text:p>
          </table:table-cell>
          <table:table-cell office:value-type="float" office:value="-30.96" calcext:value-type="float">
            <text:p>-30.96</text:p>
          </table:table-cell>
          <table:table-cell office:value-type="float" office:value="-31.14" calcext:value-type="float">
            <text:p>-31.14</text:p>
          </table:table-cell>
          <table:table-cell office:value-type="float" office:value="-31.39" calcext:value-type="float">
            <text:p>-31.39</text:p>
          </table:table-cell>
          <table:table-cell office:value-type="float" office:value="-30.86" calcext:value-type="float">
            <text:p>-30.86</text:p>
          </table:table-cell>
          <table:table-cell office:value-type="float" office:value="-31.11" calcext:value-type="float">
            <text:p>-31.11</text:p>
          </table:table-cell>
          <table:table-cell office:value-type="float" office:value="-30.9" calcext:value-type="float">
            <text:p>-30.9</text:p>
          </table:table-cell>
          <table:table-cell office:value-type="float" office:value="-30.93" calcext:value-type="float">
            <text:p>-30.93</text:p>
          </table:table-cell>
          <table:table-cell office:value-type="float" office:value="-30.98" calcext:value-type="float">
            <text:p>-30.98</text:p>
          </table:table-cell>
          <table:table-cell office:value-type="float" office:value="-31.65" calcext:value-type="float">
            <text:p>-31.65</text:p>
          </table:table-cell>
          <table:table-cell office:value-type="float" office:value="-30.83" calcext:value-type="float">
            <text:p>-30.83</text:p>
          </table:table-cell>
          <table:table-cell office:value-type="float" office:value="-31.06" calcext:value-type="float">
            <text:p>-31.06</text:p>
          </table:table-cell>
          <table:table-cell office:value-type="float" office:value="-31.04" calcext:value-type="float">
            <text:p>-31.04</text:p>
          </table:table-cell>
          <table:table-cell office:value-type="float" office:value="-31.2" calcext:value-type="float">
            <text:p>-31.2</text:p>
          </table:table-cell>
          <table:table-cell office:value-type="float" office:value="-31.09" calcext:value-type="float">
            <text:p>-31.09</text:p>
          </table:table-cell>
          <table:table-cell office:value-type="float" office:value="-31.018" calcext:value-type="float">
            <text:p>-31.018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623" calcext:value-type="float">
            <text:p>0.0623</text:p>
          </table:table-cell>
          <table:table-cell office:value-type="string" calcext:value-type="string">
            <text:p><text:s/>B</text:p>
          </table:table-cell>
          <table:table-cell office:value-type="float" office:value="130" calcext:value-type="float">
            <text:p>130</text:p>
          </table:table-cell>
          <table:table-cell office:value-type="float" office:value="-31.018" calcext:value-type="float">
            <text:p>-31.018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623" calcext:value-type="float">
            <text:p>0.062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0.5" calcext:value-type="float">
            <text:p>-30.5</text:p>
          </table:table-cell>
          <table:table-cell office:value-type="float" office:value="-31.22" calcext:value-type="float">
            <text:p>-31.22</text:p>
          </table:table-cell>
          <table:table-cell office:value-type="float" office:value="-30.44" calcext:value-type="float">
            <text:p>-30.44</text:p>
          </table:table-cell>
          <table:table-cell office:value-type="float" office:value="-30.76" calcext:value-type="float">
            <text:p>-30.76</text:p>
          </table:table-cell>
          <table:table-cell office:value-type="float" office:value="-30.37" calcext:value-type="float">
            <text:p>-30.37</text:p>
          </table:table-cell>
          <table:table-cell office:value-type="float" office:value="-30.34" calcext:value-type="float">
            <text:p>-30.34</text:p>
          </table:table-cell>
          <table:table-cell office:value-type="float" office:value="-30.38" calcext:value-type="float">
            <text:p>-30.38</text:p>
          </table:table-cell>
          <table:table-cell office:value-type="float" office:value="-30.5" calcext:value-type="float">
            <text:p>-30.5</text:p>
          </table:table-cell>
          <table:table-cell office:value-type="float" office:value="-30" calcext:value-type="float">
            <text:p>-30</text:p>
          </table:table-cell>
          <table:table-cell office:value-type="float" office:value="-30.33" calcext:value-type="float">
            <text:p>-30.33</text:p>
          </table:table-cell>
          <table:table-cell office:value-type="float" office:value="-31.06" calcext:value-type="float">
            <text:p>-31.06</text:p>
          </table:table-cell>
          <table:table-cell office:value-type="float" office:value="-30.27" calcext:value-type="float">
            <text:p>-30.27</text:p>
          </table:table-cell>
          <table:table-cell office:value-type="float" office:value="-30.79" calcext:value-type="float">
            <text:p>-30.79</text:p>
          </table:table-cell>
          <table:table-cell office:value-type="float" office:value="-30.57" calcext:value-type="float">
            <text:p>-30.57</text:p>
          </table:table-cell>
          <table:table-cell office:value-type="float" office:value="-30.31" calcext:value-type="float">
            <text:p>-30.31</text:p>
          </table:table-cell>
          <table:table-cell office:value-type="float" office:value="-30.49" calcext:value-type="float">
            <text:p>-30.49</text:p>
          </table:table-cell>
          <table:table-cell table:number-columns-repeated="2" office:value-type="float" office:value="-30.35" calcext:value-type="float">
            <text:p>-30.35</text:p>
          </table:table-cell>
          <table:table-cell office:value-type="float" office:value="-30.85" calcext:value-type="float">
            <text:p>-30.85</text:p>
          </table:table-cell>
          <table:table-cell office:value-type="float" office:value="-30.35" calcext:value-type="float">
            <text:p>-30.35</text:p>
          </table:table-cell>
          <table:table-cell office:value-type="float" office:value="-30.44" calcext:value-type="float">
            <text:p>-30.44</text:p>
          </table:table-cell>
          <table:table-cell office:value-type="float" office:value="-29.87" calcext:value-type="float">
            <text:p>-29.87</text:p>
          </table:table-cell>
          <table:table-cell office:value-type="float" office:value="-30.56" calcext:value-type="float">
            <text:p>-30.56</text:p>
          </table:table-cell>
          <table:table-cell office:value-type="float" office:value="-31.17" calcext:value-type="float">
            <text:p>-31.17</text:p>
          </table:table-cell>
          <table:table-cell office:value-type="float" office:value="-30.77" calcext:value-type="float">
            <text:p>-30.77</text:p>
          </table:table-cell>
          <table:table-cell office:value-type="float" office:value="-30.46" calcext:value-type="float">
            <text:p>-30.46</text:p>
          </table:table-cell>
          <table:table-cell office:value-type="float" office:value="-29.99" calcext:value-type="float">
            <text:p>-29.99</text:p>
          </table:table-cell>
          <table:table-cell office:value-type="float" office:value="-30.32" calcext:value-type="float">
            <text:p>-30.32</text:p>
          </table:table-cell>
          <table:table-cell office:value-type="float" office:value="-30.45" calcext:value-type="float">
            <text:p>-30.45</text:p>
          </table:table-cell>
          <table:table-cell office:value-type="float" office:value="-30.4" calcext:value-type="float">
            <text:p>-30.4</text:p>
          </table:table-cell>
          <table:table-cell office:value-type="float" office:value="-30.4887" calcext:value-type="float">
            <text:p>-30.4887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0945" calcext:value-type="float">
            <text:p>0.0945</text:p>
          </table:table-cell>
          <table:table-cell office:value-type="string" calcext:value-type="string">
            <text:p><text:s/>B</text:p>
          </table:table-cell>
          <table:table-cell office:value-type="float" office:value="135" calcext:value-type="float">
            <text:p>135</text:p>
          </table:table-cell>
          <table:table-cell office:value-type="float" office:value="-30.4887" calcext:value-type="float">
            <text:p>-30.4887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0945" calcext:value-type="float">
            <text:p>0.094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0.13" calcext:value-type="float">
            <text:p>-30.13</text:p>
          </table:table-cell>
          <table:table-cell office:value-type="float" office:value="-29.97" calcext:value-type="float">
            <text:p>-29.97</text:p>
          </table:table-cell>
          <table:table-cell office:value-type="float" office:value="-29.72" calcext:value-type="float">
            <text:p>-29.72</text:p>
          </table:table-cell>
          <table:table-cell office:value-type="float" office:value="-29.96" calcext:value-type="float">
            <text:p>-29.96</text:p>
          </table:table-cell>
          <table:table-cell office:value-type="float" office:value="-29.78" calcext:value-type="float">
            <text:p>-29.78</text:p>
          </table:table-cell>
          <table:table-cell office:value-type="float" office:value="-30.23" calcext:value-type="float">
            <text:p>-30.23</text:p>
          </table:table-cell>
          <table:table-cell office:value-type="float" office:value="-29.7" calcext:value-type="float">
            <text:p>-29.7</text:p>
          </table:table-cell>
          <table:table-cell office:value-type="float" office:value="-29.76" calcext:value-type="float">
            <text:p>-29.76</text:p>
          </table:table-cell>
          <table:table-cell table:number-columns-repeated="2" office:value-type="float" office:value="-29.99" calcext:value-type="float">
            <text:p>-29.99</text:p>
          </table:table-cell>
          <table:table-cell office:value-type="float" office:value="-30.61" calcext:value-type="float">
            <text:p>-30.61</text:p>
          </table:table-cell>
          <table:table-cell office:value-type="float" office:value="-30.04" calcext:value-type="float">
            <text:p>-30.04</text:p>
          </table:table-cell>
          <table:table-cell office:value-type="float" office:value="-29.81" calcext:value-type="float">
            <text:p>-29.81</text:p>
          </table:table-cell>
          <table:table-cell office:value-type="float" office:value="-31.13" calcext:value-type="float">
            <text:p>-31.13</text:p>
          </table:table-cell>
          <table:table-cell office:value-type="float" office:value="-29.75" calcext:value-type="float">
            <text:p>-29.75</text:p>
          </table:table-cell>
          <table:table-cell office:value-type="float" office:value="-29.71" calcext:value-type="float">
            <text:p>-29.71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79" calcext:value-type="float">
            <text:p>-29.79</text:p>
          </table:table-cell>
          <table:table-cell office:value-type="float" office:value="-29.58" calcext:value-type="float">
            <text:p>-29.58</text:p>
          </table:table-cell>
          <table:table-cell office:value-type="float" office:value="-30.45" calcext:value-type="float">
            <text:p>-30.45</text:p>
          </table:table-cell>
          <table:table-cell office:value-type="float" office:value="-30.04" calcext:value-type="float">
            <text:p>-30.04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79" calcext:value-type="float">
            <text:p>-29.79</text:p>
          </table:table-cell>
          <table:table-cell office:value-type="float" office:value="-29.67" calcext:value-type="float">
            <text:p>-29.67</text:p>
          </table:table-cell>
          <table:table-cell office:value-type="float" office:value="-29.93" calcext:value-type="float">
            <text:p>-29.93</text:p>
          </table:table-cell>
          <table:table-cell office:value-type="float" office:value="-29.82" calcext:value-type="float">
            <text:p>-29.82</text:p>
          </table:table-cell>
          <table:table-cell office:value-type="float" office:value="-29.72" calcext:value-type="float">
            <text:p>-29.72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9.86" calcext:value-type="float">
            <text:p>-29.86</text:p>
          </table:table-cell>
          <table:table-cell office:value-type="float" office:value="-30.13" calcext:value-type="float">
            <text:p>-30.13</text:p>
          </table:table-cell>
          <table:table-cell office:value-type="float" office:value="-29.9583" calcext:value-type="float">
            <text:p>-29.9583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0965" calcext:value-type="float">
            <text:p>0.0965</text:p>
          </table:table-cell>
          <table:table-cell office:value-type="string" calcext:value-type="string">
            <text:p><text:s/>B</text:p>
          </table:table-cell>
          <table:table-cell office:value-type="float" office:value="140" calcext:value-type="float">
            <text:p>140</text:p>
          </table:table-cell>
          <table:table-cell office:value-type="float" office:value="-29.9583" calcext:value-type="float">
            <text:p>-29.9583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0965" calcext:value-type="float">
            <text:p>0.0965</text:p>
          </table:table-cell>
          <table:table-cell office:value-type="string" calcext:value-type="string">
            <text:p><text:s/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6:03:13.799416207</meta:creation-date>
    <meta:generator>LibreOffice/7.3.7.2$Linux_X86_64 LibreOffice_project/30$Build-2</meta:generator>
    <dc:date>2024-07-15T10:06:12.890318394</dc:date>
    <meta:editing-duration>P2DT23H54M56S</meta:editing-duration>
    <meta:editing-cycles>1</meta:editing-cycles>
    <meta:document-statistic meta:table-count="1" meta:cell-count="1200" meta:object-count="0"/>
  </office:meta>
</office:document-meta>
</file>